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  <style:map style:condition="cell-content()&lt;0" style:apply-style-name="Negative" style:base-cell-address="buildings.A7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">
      <style:map style:condition="cell-content()&lt;0" style:apply-style-name="Negative" style:base-cell-address="buildings.B7"/>
    </style:style>
    <style:style style:name="ce27" style:family="table-cell" style:parent-style-name="Default" style:data-style-name="N1">
      <style:map style:condition="cell-content()&lt;0" style:apply-style-name="Negative" style:base-cell-address="buildings.C7"/>
    </style:style>
    <style:style style:name="ce22" style:family="table-cell" style:parent-style-name="Default" style:data-style-name="N1">
      <style:map style:condition="cell-content()&lt;0" style:apply-style-name="Negative" style:base-cell-address="buildings.A7"/>
    </style:style>
    <style:style style:name="ce19" style:family="table-cell" style:parent-style-name="Default" style:data-style-name="N1">
      <style:map style:condition="cell-content()&lt;0" style:apply-style-name="Negative" style:base-cell-address="buildings.A7"/>
    </style:style>
    <style:style style:name="ce1" style:family="table-cell" style:parent-style-name="Default" style:data-style-name="N1"/>
    <style:style style:name="ce36" style:family="table-cell" style:parent-style-name="Negative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 style:data-style-name="N1"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30" style:family="table-cell" style:parent-style-name="Default" style:data-style-name="N1"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6" style:family="table-cell" style:parent-style-name="Default" style:data-style-name="N1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none"/>
    </style:style>
    <style:style style:name="ce32" style:family="table-cell" style:parent-style-name="Default" style:data-style-name="N1">
      <style:text-properties style:use-window-font-color="true" fo:font-style="normal" style:font-style-asian="normal" style:font-style-complex="normal"/>
      <style:map style:condition="cell-content()&lt;0" style:apply-style-name="Negative" style:base-cell-address="buildings.A7"/>
    </style:style>
    <style:style style:name="ce33" style:family="table-cell" style:parent-style-name="Default" style:data-style-name="N1">
      <style:table-cell-properties fo:border="none"/>
      <style:text-properties style:use-window-font-color="true"/>
      <style:map style:condition="cell-content()&lt;0" style:apply-style-name="Negative" style:base-cell-address="buildings.A7"/>
    </style:style>
    <style:style style:name="ce37" style:family="table-cell" style:parent-style-name="Default" style:data-style-name="N1">
      <style:table-cell-properties fo:border="none"/>
      <style:map style:condition="cell-content()&lt;0" style:apply-style-name="Negative" style:base-cell-address="buildings.A7"/>
    </style:style>
    <style:style style:name="ce38" style:family="table-cell" style:parent-style-name="Default" style:data-style-name="N1">
      <style:table-cell-properties fo:border="none"/>
      <style:map style:condition="cell-content()&lt;0" style:apply-style-name="Negative" style:base-cell-address="buildings.A7"/>
    </style:style>
    <style:style style:name="ce7" style:family="table-cell" style:parent-style-name="Default" style:data-style-name="N1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63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42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43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  <style:map style:condition="cell-content()&lt;0" style:apply-style-name="Negative" style:base-cell-address="buildings.A7"/>
    </style:style>
    <style:style style:name="ce9" style:family="table-cell" style:parent-style-name="Default" style:data-style-name="N1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0" style:family="table-cell" style:parent-style-name="Default" style:data-style-name="N1">
      <style:table-cell-properties fo:background-color="transparent"/>
      <style:map style:condition="cell-content()&lt;0" style:apply-style-name="Negative" style:base-cell-address="buildings.A7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1">
      <style:table-cell-properties fo:border-bottom="none" fo:border-left="none" fo:border-right="0.06pt solid #000000" fo:border-top="none"/>
      <style:text-properties style:use-window-font-color="true"/>
      <style:map style:condition="cell-content()&lt;0" style:apply-style-name="Negative" style:base-cell-address="buildings.A7"/>
    </style:style>
    <style:style style:name="ce56" style:family="table-cell" style:parent-style-name="Default" style:data-style-name="N1">
      <style:table-cell-properties fo:border-bottom="none" fo:border-left="none" fo:border-right="0.06pt solid #000000" fo:border-top="none"/>
      <style:text-properties style:use-window-font-color="true"/>
      <style:map style:condition="cell-content()&lt;0" style:apply-style-name="Negative" style:base-cell-address="buildings.A7"/>
    </style:style>
    <style:style style:name="ce44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7"/>
    </style:style>
    <style:style style:name="ce28" style:family="table-cell" style:parent-style-name="Default" style:data-style-name="N124"/>
    <style:style style:name="ce59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7"/>
    </style:style>
    <style:style style:name="ce12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">
      <style:table-cell-properties fo:border="none"/>
      <style:map style:condition="cell-content()&lt;0" style:apply-style-name="Negative" style:base-cell-address="buildings.W7"/>
    </style:style>
    <style:style style:name="ce49" style:family="table-cell" style:parent-style-name="Default" style:data-style-name="N10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1">
      <style:map style:condition="cell-content()&lt;0" style:apply-style-name="Negative" style:base-cell-address="buildings.Y7"/>
    </style:style>
    <style:style style:name="ce51" style:family="table-cell" style:parent-style-name="Default" style:data-style-name="N2">
      <style:map style:condition="cell-content()&lt;0" style:apply-style-name="Negative" style:base-cell-address="buildings.Y7"/>
    </style:style>
    <style:style style:name="ce65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Y7"/>
    </style:style>
    <style:style style:name="ce66" style:family="table-cell" style:parent-style-name="Default" style:data-style-name="N1">
      <style:map style:condition="cell-content()&lt;0" style:apply-style-name="Negative" style:base-cell-address="buildings.AA7"/>
    </style:style>
    <style:style style:name="ce67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A7"/>
    </style:style>
    <style:style style:name="ce68" style:family="table-cell" style:parent-style-name="Default" style:data-style-name="N1">
      <style:map style:condition="cell-content()&lt;0" style:apply-style-name="Negative" style:base-cell-address="buildings.AC7"/>
    </style:style>
    <style:style style:name="ce69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C7"/>
    </style:style>
    <style:style style:name="ce70" style:family="table-cell" style:parent-style-name="Default" style:data-style-name="N1">
      <style:map style:condition="cell-content()&lt;0" style:apply-style-name="Negative" style:base-cell-address="buildings.AE7"/>
    </style:style>
    <style:style style:name="ce71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E7"/>
    </style:style>
    <style:style style:name="ce72" style:family="table-cell" style:parent-style-name="Default" style:data-style-name="N1">
      <style:map style:condition="cell-content()&lt;0" style:apply-style-name="Negative" style:base-cell-address="buildings.AG7"/>
    </style:style>
    <style:style style:name="ce73" style:family="table-cell" style:parent-style-name="Default" style:data-style-name="N1">
      <style:table-cell-properties fo:border-bottom="none" fo:border-left="none" fo:border-right="0.06pt solid #000000" fo:border-top="none"/>
      <style:map style:condition="cell-content()&lt;0" style:apply-style-name="Negative" style:base-cell-address="buildings.AG7"/>
    </style:style>
    <style:style style:name="ce74" style:family="table-cell" style:parent-style-name="Default" style:data-style-name="N1">
      <style:map style:condition="cell-content()&lt;0" style:apply-style-name="Negative" style:base-cell-address="buildings.AI7"/>
    </style:style>
    <style:style style:name="ce75" style:family="table-cell" style:parent-style-name="Default" style:data-style-name="N1">
      <style:table-cell-properties fo:border="none"/>
      <style:map style:condition="cell-content()&lt;0" style:apply-style-name="Negative" style:base-cell-address="buildings.AJ7"/>
    </style:style>
    <style:style style:name="ce76" style:family="table-cell" style:parent-style-name="Default" style:data-style-name="N1">
      <style:table-cell-properties fo:border="none"/>
      <style:map style:condition="cell-content()&lt;0" style:apply-style-name="Negative" style:base-cell-address="buildings.AK7"/>
    </style:style>
    <style:style style:name="ce52" style:family="table-cell" style:parent-style-name="Default">
      <style:map style:condition="cell-content()&lt;0" style:apply-style-name="Negative" style:base-cell-address="buildings.A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shapes>
          <draw:frame draw:z-index="0" draw:style-name="gr1" draw:text-style-name="P1" svg:width="470.15pt" svg:height="267.51pt" svg:x="0pt" svg:y="350.08pt">
            <draw:object draw:notify-on-update-of-ranges="buildings.A7:buildings.A22 buildings.F6:buildings.F6 buildings.F7:buildings.F22 buildings.A7:buildings.A22 buildings.M6:buildings.M6 buildings.M7:buildings.M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2"/>
        <table:table-column table:style-name="co3" table:default-cell-style-name="ce8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ce2"/>
        <table:table-column table:style-name="co3" table:default-cell-style-name="ce11"/>
        <table:table-column table:style-name="co3" table:number-columns-repeated="4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2" table:number-columns-repeated="984" table:default-cell-style-name="Default"/>
        <table:table-row table:style-name="ro1">
          <table:table-cell/>
          <table:table-cell office:value-type="float" office:value="0.3909" calcext:value-type="float">
            <text:p>0.3909</text:p>
          </table:table-cell>
          <table:table-cell/>
          <table:table-cell office:value-type="float" office:value="19.988" calcext:value-type="float">
            <text:p>19.988</text:p>
          </table:table-cell>
          <table:table-cell table:style-name="ce36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.224" calcext:value-type="float">
            <text:p>2.2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77.0845" calcext:value-type="float">
            <text:p>677.084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929.012" calcext:value-type="float">
            <text:p>1929.012</text:p>
          </table:table-cell>
          <table:table-cell office:value-type="float" office:value="2065.3001" calcext:value-type="float">
            <text:p>2065.3001</text:p>
          </table:table-cell>
          <table:table-cell table:style-name="ce28" office:value-type="float" office:value="520.6163" calcext:value-type="float">
            <text:p>520.6163</text:p>
          </table:table-cell>
          <table:table-cell office:value-type="float" office:value="190.5197" calcext:value-type="float">
            <text:p>190.5197</text:p>
          </table:table-cell>
          <table:table-cell office:value-type="float" office:value="85.37666" calcext:value-type="float">
            <text:p>85.37666</text:p>
          </table:table-cell>
          <table:table-cell table:style-name="ce2" office:value-type="float" office:value="1.328" calcext:value-type="float">
            <text:p>1.328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Negative" office:value-type="float" office:value="12.865" calcext:value-type="float">
            <text:p>12.865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41.4" calcext:value-type="float">
            <text:p>41.4</text:p>
          </table:table-cell>
          <table:table-cell office:value-type="float" office:value="6.4" calcext:value-type="float">
            <text:p>6.4</text:p>
          </table:table-cell>
          <table:table-cell office:value-type="float" office:value="3.79" calcext:value-type="float">
            <text:p>3.79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211" calcext:value-type="float">
            <text:p>21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36"/>
          <table:table-cell office:value-type="float" office:value="1.9" calcext:value-type="float">
            <text:p>1.9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1.75" calcext:value-type="float">
            <text:p>1.75</text:p>
          </table:table-cell>
          <table:table-cell office:value-type="float" office:value="1.6" calcext:value-type="float">
            <text:p>1.6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6" calcext:value-type="float">
            <text:p>6</text:p>
          </table:table-cell>
          <table:table-cell office:value-type="float" office:value="4.96" calcext:value-type="float">
            <text:p>4.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  <table:table-cell table:style-name="Negative" office:value-type="float" office:value="1.3" calcext:value-type="float">
            <text:p>1.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6"/>
          <table:table-cell office:value-type="float" office:value="-20" calcext:value-type="float">
            <text:p>-20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Default"/>
          <table:table-cell office:value-type="float" office:value="-67" calcext:value-type="float">
            <text:p>-67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-39" calcext:value-type="float">
            <text:p>-39</text:p>
          </table:table-cell>
          <table:table-cell table:style-name="Negative" office:value-type="float" office:value="9" calcext:value-type="float">
            <text:p>9</text:p>
          </table:table-cell>
          <table:table-cell table:style-name="ce2"/>
          <table:table-cell office:value-type="float" office:value="-25" calcext:value-type="float">
            <text:p>-25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-104" calcext:value-type="float">
            <text:p>-104</text:p>
          </table:table-cell>
          <table:table-cell table:style-name="ce2"/>
          <table:table-cell office:value-type="float" office:value="-75" calcext:value-type="float">
            <text:p>-75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-650" calcext:value-type="float">
            <text:p>-650</text:p>
          </table:table-cell>
          <table:table-cell/>
          <table:table-cell office:value-type="float" office:value="-130" calcext:value-type="float">
            <text:p>-130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number-columns-repeated="20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89"/>
        </table:table-row>
        <table:table-row table:style-name="ro1">
          <table:table-cell table:style-name="ce15" office:value-type="string" calcext:value-type="string">
            <text:p>l</text:p>
          </table:table-cell>
          <table:table-cell table:style-name="ce13" office:value-type="string" calcext:value-type="string">
            <text:p>maintenance</text:p>
          </table:table-cell>
          <table:table-cell table:style-name="ce13" office:value-type="string" calcext:value-type="string">
            <text:p>(all buildings)</text:p>
          </table:table-cell>
          <table:table-cell table:style-name="ce13" office:value-type="string" calcext:value-type="string">
            <text:p>Radnice Pop</text:p>
          </table:table-cell>
          <table:table-cell table:style-name="ce16" office:value-type="string" calcext:value-type="string">
            <text:p>+ splacho</text:p>
          </table:table-cell>
          <table:table-cell table:style-name="ce13" office:value-type="string" calcext:value-type="string">
            <text:p>Radnice D</text:p>
          </table:table-cell>
          <table:table-cell table:style-name="ce13" office:value-type="string" calcext:value-type="string">
            <text:p>Radnice K</text:p>
          </table:table-cell>
          <table:table-cell table:style-name="ce21" office:value-type="string" calcext:value-type="string">
            <text:p>(D+K)/pop</text:p>
          </table:table-cell>
          <table:table-cell table:style-name="ce13" office:value-type="string" calcext:value-type="string">
            <text:p>škola WP</text:p>
          </table:table-cell>
          <table:table-cell table:style-name="ce16" office:value-type="string" calcext:value-type="string">
            <text:p>+ all techs</text:p>
          </table:table-cell>
          <table:table-cell table:style-name="ce13" office:value-type="string" calcext:value-type="string">
            <text:p>Škola D</text:p>
          </table:table-cell>
          <table:table-cell table:style-name="ce25" office:value-type="string" calcext:value-type="string">
            <text:p>Škola K</text:p>
          </table:table-cell>
          <table:table-cell table:style-name="ce13" office:value-type="string" calcext:value-type="string">
            <text:p>capacity</text:p>
          </table:table-cell>
          <table:table-cell table:style-name="ce13" office:value-type="string" calcext:value-type="string">
            <text:p>Sklad D</text:p>
          </table:table-cell>
          <table:table-cell table:style-name="ce25" office:value-type="string" calcext:value-type="string">
            <text:p>Sklad K</text:p>
          </table:table-cell>
          <table:table-cell table:style-name="ce13" office:value-type="string" calcext:value-type="string">
            <text:p>Palác $</text:p>
          </table:table-cell>
          <table:table-cell table:style-name="ce13" office:value-type="string" calcext:value-type="string">
            <text:p>Palác D</text:p>
          </table:table-cell>
          <table:table-cell table:style-name="ce13" office:value-type="string" calcext:value-type="string">
            <text:p>Palác K</text:p>
          </table:table-cell>
          <table:table-cell table:style-name="ce13" office:value-type="string" calcext:value-type="string">
            <text:p>Palác S</text:p>
          </table:table-cell>
          <table:table-cell table:style-name="ce25" office:value-type="string" calcext:value-type="string">
            <text:p>Palác P</text:p>
          </table:table-cell>
          <table:table-cell table:style-name="ce13" office:value-type="string" calcext:value-type="string">
            <text:p>pivo</text:p>
          </table:table-cell>
          <table:table-cell table:style-name="ce13" office:value-type="string" calcext:value-type="string">
            <text:p>Hospo D</text:p>
          </table:table-cell>
          <table:table-cell table:style-name="ce13" office:value-type="string" calcext:value-type="string">
            <text:p>Hospo K</text:p>
          </table:table-cell>
          <table:table-cell table:style-name="ce25" office:value-type="string" calcext:value-type="string">
            <text:p>pivo / pop</text:p>
          </table:table-cell>
          <table:table-cell table:style-name="ce13" office:value-type="string" calcext:value-type="string">
            <text:p>Pristav D</text:p>
          </table:table-cell>
          <table:table-cell table:style-name="ce25" office:value-type="string" calcext:value-type="string">
            <text:p>Pristav P</text:p>
          </table:table-cell>
          <table:table-cell table:style-name="ce13" office:value-type="string" calcext:value-type="string">
            <text:p>MuzeumD</text:p>
          </table:table-cell>
          <table:table-cell table:style-name="ce25" office:value-type="string" calcext:value-type="string">
            <text:p>MuzeumK</text:p>
          </table:table-cell>
          <table:table-cell table:style-name="ce13" office:value-type="string" calcext:value-type="string">
            <text:p>Kasárna D</text:p>
          </table:table-cell>
          <table:table-cell table:style-name="ce25" office:value-type="string" calcext:value-type="string">
            <text:p>Kasárna K</text:p>
          </table:table-cell>
          <table:table-cell table:style-name="ce13" office:value-type="string" calcext:value-type="string">
            <text:p>Dílna D</text:p>
          </table:table-cell>
          <table:table-cell table:style-name="ce25" office:value-type="string" calcext:value-type="string">
            <text:p>Dílna K</text:p>
          </table:table-cell>
          <table:table-cell table:style-name="ce13" office:value-type="string" calcext:value-type="string">
            <text:p>Zkuš D</text:p>
          </table:table-cell>
          <table:table-cell table:style-name="ce25" office:value-type="string" calcext:value-type="string">
            <text:p>Zkuš S</text:p>
          </table:table-cell>
          <table:table-cell table:style-name="ce13" office:value-type="string" calcext:value-type="string">
            <text:p>Kostel $</text:p>
          </table:table-cell>
          <table:table-cell table:style-name="ce13" office:value-type="string" calcext:value-type="string">
            <text:p>Kostel D</text:p>
          </table:table-cell>
          <table:table-cell table:style-name="ce13" office:value-type="string" calcext:value-type="string">
            <text:p>Kostel K</text:p>
          </table:table-cell>
          <table:table-cell table:style-name="ce13" table:number-columns-repeated="987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6" table:formula="of:=[.B$1]*[.B$2]^[.$A7]+[.$A7]*[.B$3]" office:value-type="float" office:value="1.58635" calcext:value-type="float">
            <text:p>2</text:p>
          </table:table-cell>
          <table:table-cell table:style-name="ce27" table:formula="of:=[.B7]*11" office:value-type="float" office:value="17.44985" calcext:value-type="float">
            <text:p>17</text:p>
          </table:table-cell>
          <table:table-cell table:style-name="ce22" table:formula="of:=[.D$1]*[.D$2]^[.$A7]+[.$A7]*[.D$3]" office:value-type="float" office:value="39.9832" calcext:value-type="float">
            <text:p>40</text:p>
          </table:table-cell>
          <table:table-cell table:style-name="ce29" table:formula="of:=[.D7]*1.1" office:value-type="float" office:value="43.98152" calcext:value-type="float">
            <text:p>44</text:p>
          </table:table-cell>
          <table:table-cell table:style-name="ce22" table:formula="of:=[.F$1]*[.F$2]^[.$A7]+[.$A7]*[.F$3]" office:value-type="float" office:value="56" calcext:value-type="float">
            <text:p>56</text:p>
          </table:table-cell>
          <table:table-cell table:style-name="ce32" table:formula="of:=[.G$1]*[.G$2]^[.$A7]+[.$A7]*[.G$3]" office:value-type="float" office:value="-29.04" calcext:value-type="float">
            <text:p>-29</text:p>
          </table:table-cell>
          <table:table-cell table:style-name="ce63" table:formula="of:=([.F7]+IF([.G7]&gt;0;[.G7];0))/[.D7]" office:value-type="float" office:value="1.40058824706377" calcext:value-type="float">
            <text:p>1</text:p>
          </table:table-cell>
          <table:table-cell table:style-name="ce22" table:formula="of:=[.I$1]*[.I$2]^[.$A7]+[.$A7]*[.I$3]" office:value-type="float" office:value="5.8912" calcext:value-type="float">
            <text:p>6</text:p>
          </table:table-cell>
          <table:table-cell table:style-name="ce29" table:formula="of:=[.I7]*2.5" office:value-type="float" office:value="14.728" calcext:value-type="float">
            <text:p>15</text:p>
          </table:table-cell>
          <table:table-cell table:style-name="ce22" table:formula="of:=[.K$1]*[.K$2]^[.$A7]+[.$A7]*[.K$3]" office:value-type="float" office:value="31" calcext:value-type="float">
            <text:p>31</text:p>
          </table:table-cell>
          <table:table-cell table:style-name="ce55" table:formula="of:=[.L$1]*[.L$2]^[.$A7]+[.$A7]*[.L$3]" office:value-type="float" office:value="-50" calcext:value-type="float">
            <text:p>-50</text:p>
          </table:table-cell>
          <table:table-cell table:style-name="ce22" table:formula="of:=[.M$1]*[.M$2]^[.$A7]+[.$A7]*[.M$3]" office:value-type="float" office:value="1083.3352" calcext:value-type="float">
            <text:p>1083</text:p>
          </table:table-cell>
          <table:table-cell table:style-name="ce22" table:formula="of:=[.N$1]*[.N$2]^[.$A7]+[.$A7]*[.N$3]" office:value-type="float" office:value="120" calcext:value-type="float">
            <text:p>120</text:p>
          </table:table-cell>
          <table:table-cell table:style-name="ce55" table:formula="of:=[.O$1]*[.O$2]^[.$A7]+[.$A7]*[.O$3]" office:value-type="float" office:value="-1" calcext:value-type="float">
            <text:p>-1</text:p>
          </table:table-cell>
          <table:table-cell table:style-name="ce22" table:formula="of:=[.P$1]*[.P$2]^[.$A7]+[.$A7]*[.P$3]" office:value-type="float" office:value="11574.072" calcext:value-type="float">
            <text:p>11574</text:p>
          </table:table-cell>
          <table:table-cell table:style-name="ce22" table:formula="of:=[.Q$1]*[.Q$2]^[.$A7]+[.$A7]*[.Q$3]" office:value-type="float" office:value="10243.888496" calcext:value-type="float">
            <text:p>10244</text:p>
          </table:table-cell>
          <table:table-cell table:style-name="ce22" table:formula="of:=[.R$1]*[.R$2]^[.$A7]+[.$A7]*[.R$3]" office:value-type="float" office:value="3644.3141" calcext:value-type="float">
            <text:p>3644</text:p>
          </table:table-cell>
          <table:table-cell table:style-name="ce22" table:formula="of:=[.S$1]*[.S$2]^[.$A7]+[.$A7]*[.S$3]" office:value-type="float" office:value="1714.6773" calcext:value-type="float">
            <text:p>1715</text:p>
          </table:table-cell>
          <table:table-cell table:style-name="ce59" table:formula="of:=[.T$1]*[.T$2]^[.$A7]+[.$A7]*[.T$3]" office:value-type="float" office:value="939.14326" calcext:value-type="float">
            <text:p>939</text:p>
          </table:table-cell>
          <table:table-cell table:style-name="ce22" table:formula="of:=[.U$1]*[.U$2]^[.$A7]+[.$A7]*[.U$3]" office:value-type="float" office:value="9.992" calcext:value-type="float">
            <text:p>10</text:p>
          </table:table-cell>
          <table:table-cell table:style-name="ce22" table:formula="of:=[.V$1]*[.V$2]^[.$A7]+[.$A7]*[.V$3]" office:value-type="float" office:value="71.5" calcext:value-type="float">
            <text:p>72</text:p>
          </table:table-cell>
          <table:table-cell table:style-name="ce48" table:formula="of:=[.W$1]*[.W$2]^[.$A7]+[.$A7]*[.W$3]" office:value-type="float" office:value="-1" calcext:value-type="float">
            <text:p>-1</text:p>
          </table:table-cell>
          <table:table-cell table:style-name="ce49" table:formula="of:=[.U7]/[.D7]" office:value-type="percentage" office:value="0.249904960083235" calcext:value-type="percentage">
            <text:p>25%</text:p>
          </table:table-cell>
          <table:table-cell table:style-name="ce50" table:formula="of:=[.Y$1]*[.Y$2]^[.$A7]+[.$A7]*[.Y$3]" office:value-type="float" office:value="42" calcext:value-type="float">
            <text:p>42</text:p>
          </table:table-cell>
          <table:table-cell table:style-name="ce65" table:formula="of:=[.Z$1]*[.Z$2]^[.$A7]+[.$A7]*[.Z$3]" office:value-type="float" office:value="-17" calcext:value-type="float">
            <text:p>-17</text:p>
          </table:table-cell>
          <table:table-cell table:style-name="ce66" table:formula="of:=[.AA$1]*[.AA$2]^[.$A7]+[.$A7]*[.AA$3]" office:value-type="float" office:value="546.8" calcext:value-type="float">
            <text:p>547</text:p>
          </table:table-cell>
          <table:table-cell table:style-name="ce67" table:formula="of:=[.AB$1]*[.AB$2]^[.$A7]+[.$A7]*[.AB$3]" office:value-type="float" office:value="58.66" calcext:value-type="float">
            <text:p>59</text:p>
          </table:table-cell>
          <table:table-cell table:style-name="ce68" table:formula="of:=[.AC$1]*[.AC$2]^[.$A7]+[.$A7]*[.AC$3]" office:value-type="float" office:value="50.96" calcext:value-type="float">
            <text:p>51</text:p>
          </table:table-cell>
          <table:table-cell table:style-name="ce69" table:formula="of:=[.AD$1]*[.AD$2]^[.$A7]+[.$A7]*[.AD$3]" office:value-type="float" office:value="-87.703" calcext:value-type="float">
            <text:p>-88</text:p>
          </table:table-cell>
          <table:table-cell table:style-name="ce70" table:formula="of:=[.AE$1]*[.AE$2]^[.$A7]+[.$A7]*[.AE$3]" office:value-type="float" office:value="246.4" calcext:value-type="float">
            <text:p>246</text:p>
          </table:table-cell>
          <table:table-cell table:style-name="ce71" table:formula="of:=[.AF$1]*[.AF$2]^[.$A7]+[.$A7]*[.AF$3]" office:value-type="float" office:value="-5" calcext:value-type="float">
            <text:p>-5</text:p>
          </table:table-cell>
          <table:table-cell table:style-name="ce72" table:formula="of:=[.AG$1]*[.AG$2]^[.$A7]+[.$A7]*[.AG$3]" office:value-type="float" office:value="287.5" calcext:value-type="float">
            <text:p>288</text:p>
          </table:table-cell>
          <table:table-cell table:style-name="ce73" table:formula="of:=[.AH$1]*[.AH$2]^[.$A7]+[.$A7]*[.AH$3]" office:value-type="float" office:value="44" calcext:value-type="float">
            <text:p>44</text:p>
          </table:table-cell>
          <table:table-cell table:style-name="ce74" table:formula="of:=[.AI$1]*[.AI$2]^[.$A7]+[.$A7]*[.AI$3]" office:value-type="float" office:value="849.4" calcext:value-type="float">
            <text:p>849</text:p>
          </table:table-cell>
          <table:table-cell table:style-name="ce75" table:formula="of:=[.AJ$1]*[.AJ$2]^[.$A7]+[.$A7]*[.AJ$3]" office:value-type="float" office:value="506.4" calcext:value-type="float">
            <text:p>506</text:p>
          </table:table-cell>
          <table:table-cell table:style-name="ce76" table:formula="of:=[.AK$1]*[.AK$2]^[.$A7]+[.$A7]*[.AK$3]" office:value-type="float" office:value="-46" calcext:value-type="float">
            <text:p>-4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6" table:formula="of:=[.B$1]*[.B$2]^[.$A8]+[.$A8]*[.B$3]" office:value-type="float" office:value="2.879525" calcext:value-type="float">
            <text:p>3</text:p>
          </table:table-cell>
          <table:table-cell table:style-name="ce27" table:formula="of:=[.B8]*11" office:value-type="float" office:value="31.674775" calcext:value-type="float">
            <text:p>32</text:p>
          </table:table-cell>
          <table:table-cell table:style-name="ce22" table:formula="of:=[.D$1]*[.D$2]^[.$A8]+[.$A8]*[.D$3]" office:value-type="float" office:value="63.17648" calcext:value-type="float">
            <text:p>63</text:p>
          </table:table-cell>
          <table:table-cell table:style-name="ce29" table:formula="of:=[.D8]*1.1" office:value-type="float" office:value="69.494128" calcext:value-type="float">
            <text:p>69</text:p>
          </table:table-cell>
          <table:table-cell table:style-name="ce22" table:formula="of:=[.F$1]*[.F$2]^[.$A8]+[.$A8]*[.F$3]" office:value-type="float" office:value="104.4" calcext:value-type="float">
            <text:p>104</text:p>
          </table:table-cell>
          <table:table-cell table:style-name="ce33" table:formula="of:=[.G$1]*[.G$2]^[.$A8]+[.$A8]*[.G$3]" office:value-type="float" office:value="-60.1184" calcext:value-type="float">
            <text:p>-60</text:p>
          </table:table-cell>
          <table:table-cell table:style-name="ce63" table:formula="of:=([.F8]+IF([.G8]&gt;0;[.G8];0))/[.D8]" office:value-type="float" office:value="1.65251372029591" calcext:value-type="float">
            <text:p>2</text:p>
          </table:table-cell>
          <table:table-cell table:style-name="ce22" table:formula="of:=[.I$1]*[.I$2]^[.$A8]+[.$A8]*[.I$3]" office:value-type="float" office:value="9.75856" calcext:value-type="float">
            <text:p>10</text:p>
          </table:table-cell>
          <table:table-cell table:style-name="ce29" table:formula="of:=[.I8]*2.5" office:value-type="float" office:value="24.3964" calcext:value-type="float">
            <text:p>24</text:p>
          </table:table-cell>
          <table:table-cell table:style-name="ce22" table:formula="of:=[.K$1]*[.K$2]^[.$A8]+[.$A8]*[.K$3]" office:value-type="float" office:value="46.7" calcext:value-type="float">
            <text:p>47</text:p>
          </table:table-cell>
          <table:table-cell table:style-name="ce55" table:formula="of:=[.L$1]*[.L$2]^[.$A8]+[.$A8]*[.L$3]" office:value-type="float" office:value="-108.75" calcext:value-type="float">
            <text:p>-109</text:p>
          </table:table-cell>
          <table:table-cell table:style-name="ce22" table:formula="of:=[.M$1]*[.M$2]^[.$A8]+[.$A8]*[.M$3]" office:value-type="float" office:value="1733.33632" calcext:value-type="float">
            <text:p>1733</text:p>
          </table:table-cell>
          <table:table-cell table:style-name="ce22" table:formula="of:=[.N$1]*[.N$2]^[.$A8]+[.$A8]*[.N$3]" office:value-type="float" office:value="192" calcext:value-type="float">
            <text:p>192</text:p>
          </table:table-cell>
          <table:table-cell table:style-name="ce55" table:formula="of:=[.O$1]*[.O$2]^[.$A8]+[.$A8]*[.O$3]" office:value-type="float" office:value="-25.1" calcext:value-type="float">
            <text:p>-25</text:p>
          </table:table-cell>
          <table:table-cell table:style-name="ce22" table:formula="of:=[.P$1]*[.P$2]^[.$A8]+[.$A8]*[.P$3]" office:value-type="float" office:value="69444.432" calcext:value-type="float">
            <text:p>69444</text:p>
          </table:table-cell>
          <table:table-cell table:style-name="ce22" table:formula="of:=[.Q$1]*[.Q$2]^[.$A8]+[.$A8]*[.Q$3]" office:value-type="float" office:value="50809.68694016" calcext:value-type="float">
            <text:p>50810</text:p>
          </table:table-cell>
          <table:table-cell table:style-name="ce22" table:formula="of:=[.R$1]*[.R$2]^[.$A8]+[.$A8]*[.R$3]" office:value-type="float" office:value="25510.1987" calcext:value-type="float">
            <text:p>25510</text:p>
          </table:table-cell>
          <table:table-cell table:style-name="ce22" table:formula="of:=[.S$1]*[.S$2]^[.$A8]+[.$A8]*[.S$3]" office:value-type="float" office:value="15432.0957" calcext:value-type="float">
            <text:p>15432</text:p>
          </table:table-cell>
          <table:table-cell table:style-name="ce59" table:formula="of:=[.T$1]*[.T$2]^[.$A8]+[.$A8]*[.T$3]" office:value-type="float" office:value="10330.57586" calcext:value-type="float">
            <text:p>10331</text:p>
          </table:table-cell>
          <table:table-cell table:style-name="ce22" table:formula="of:=[.U$1]*[.U$2]^[.$A8]+[.$A8]*[.U$3]" office:value-type="float" office:value="18.988" calcext:value-type="float">
            <text:p>19</text:p>
          </table:table-cell>
          <table:table-cell table:style-name="ce22" table:formula="of:=[.V$1]*[.V$2]^[.$A8]+[.$A8]*[.V$3]" office:value-type="float" office:value="129.125" calcext:value-type="float">
            <text:p>129</text:p>
          </table:table-cell>
          <table:table-cell table:style-name="ce48" table:formula="of:=[.W$1]*[.W$2]^[.$A8]+[.$A8]*[.W$3]" office:value-type="float" office:value="-5.8" calcext:value-type="float">
            <text:p>-6</text:p>
          </table:table-cell>
          <table:table-cell table:style-name="ce49" table:formula="of:=[.U8]/[.D8]" office:value-type="percentage" office:value="0.300554890047689" calcext:value-type="percentage">
            <text:p>30%</text:p>
          </table:table-cell>
          <table:table-cell table:style-name="ce50" table:formula="of:=[.Y$1]*[.Y$2]^[.$A8]+[.$A8]*[.Y$3]" office:value-type="float" office:value="126" calcext:value-type="float">
            <text:p>126</text:p>
          </table:table-cell>
          <table:table-cell table:style-name="ce65" table:formula="of:=[.Z$1]*[.Z$2]^[.$A8]+[.$A8]*[.Z$3]" office:value-type="float" office:value="-18" calcext:value-type="float">
            <text:p>-18</text:p>
          </table:table-cell>
          <table:table-cell table:style-name="ce66" table:formula="of:=[.AA$1]*[.AA$2]^[.$A8]+[.$A8]*[.AA$3]" office:value-type="float" office:value="989.56" calcext:value-type="float">
            <text:p>990</text:p>
          </table:table-cell>
          <table:table-cell table:style-name="ce67" table:formula="of:=[.AB$1]*[.AB$2]^[.$A8]+[.$A8]*[.AB$3]" office:value-type="float" office:value="109.454" calcext:value-type="float">
            <text:p>109</text:p>
          </table:table-cell>
          <table:table-cell table:style-name="ce68" table:formula="of:=[.AC$1]*[.AC$2]^[.$A8]+[.$A8]*[.AC$3]" office:value-type="float" office:value="149.344" calcext:value-type="float">
            <text:p>149</text:p>
          </table:table-cell>
          <table:table-cell table:style-name="ce69" table:formula="of:=[.AD$1]*[.AD$2]^[.$A8]+[.$A8]*[.AD$3]" office:value-type="float" office:value="-137.9229" calcext:value-type="float">
            <text:p>-138</text:p>
          </table:table-cell>
          <table:table-cell table:style-name="ce70" table:formula="of:=[.AE$1]*[.AE$2]^[.$A8]+[.$A8]*[.AE$3]" office:value-type="float" office:value="788.48" calcext:value-type="float">
            <text:p>788</text:p>
          </table:table-cell>
          <table:table-cell table:style-name="ce71" table:formula="of:=[.AF$1]*[.AF$2]^[.$A8]+[.$A8]*[.AF$3]" office:value-type="float" office:value="95" calcext:value-type="float">
            <text:p>95</text:p>
          </table:table-cell>
          <table:table-cell table:style-name="ce72" table:formula="of:=[.AG$1]*[.AG$2]^[.$A8]+[.$A8]*[.AG$3]" office:value-type="float" office:value="706.25" calcext:value-type="float">
            <text:p>706</text:p>
          </table:table-cell>
          <table:table-cell table:style-name="ce73" table:formula="of:=[.AH$1]*[.AH$2]^[.$A8]+[.$A8]*[.AH$3]" office:value-type="float" office:value="176" calcext:value-type="float">
            <text:p>176</text:p>
          </table:table-cell>
          <table:table-cell table:style-name="ce74" table:formula="of:=[.AI$1]*[.AI$2]^[.$A8]+[.$A8]*[.AI$3]" office:value-type="float" office:value="1848.74" calcext:value-type="float">
            <text:p>1849</text:p>
          </table:table-cell>
          <table:table-cell table:style-name="ce75" table:formula="of:=[.AJ$1]*[.AJ$2]^[.$A8]+[.$A8]*[.AJ$3]" office:value-type="float" office:value="1215.36" calcext:value-type="float">
            <text:p>1215</text:p>
          </table:table-cell>
          <table:table-cell table:style-name="ce76" table:formula="of:=[.AK$1]*[.AK$2]^[.$A8]+[.$A8]*[.AK$3]" office:value-type="float" office:value="-8" calcext:value-type="float">
            <text:p>-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6" table:formula="of:=[.B$1]*[.B$2]^[.$A9]+[.$A9]*[.B$3]" office:value-type="float" office:value="4.3192875" calcext:value-type="float">
            <text:p>4</text:p>
          </table:table-cell>
          <table:table-cell table:style-name="ce27" table:formula="of:=[.B9]*11" office:value-type="float" office:value="47.5121625" calcext:value-type="float">
            <text:p>48</text:p>
          </table:table-cell>
          <table:table-cell table:style-name="ce22" table:formula="of:=[.D$1]*[.D$2]^[.$A9]+[.$A9]*[.D$3]" office:value-type="float" office:value="90.847072" calcext:value-type="float">
            <text:p>91</text:p>
          </table:table-cell>
          <table:table-cell table:style-name="ce29" table:formula="of:=[.D9]*1.1" office:value-type="float" office:value="99.9317792" calcext:value-type="float">
            <text:p>100</text:p>
          </table:table-cell>
          <table:table-cell table:style-name="ce22" table:formula="of:=[.F$1]*[.F$2]^[.$A9]+[.$A9]*[.F$3]" office:value-type="float" office:value="214.36" calcext:value-type="float">
            <text:p>214</text:p>
          </table:table-cell>
          <table:table-cell table:style-name="ce33" table:formula="of:=[.G$1]*[.G$2]^[.$A9]+[.$A9]*[.G$3]" office:value-type="float" office:value="-44.232064" calcext:value-type="float">
            <text:p>-44</text:p>
          </table:table-cell>
          <table:table-cell table:style-name="ce63" table:formula="of:=([.F9]+IF([.G9]&gt;0;[.G9];0))/[.D9]" office:value-type="float" office:value="2.35956971733773" calcext:value-type="float">
            <text:p>2</text:p>
          </table:table-cell>
          <table:table-cell table:style-name="ce22" table:formula="of:=[.I$1]*[.I$2]^[.$A9]+[.$A9]*[.I$3]" office:value-type="float" office:value="13.886128" calcext:value-type="float">
            <text:p>14</text:p>
          </table:table-cell>
          <table:table-cell table:style-name="ce29" table:formula="of:=[.I9]*2.5" office:value-type="float" office:value="34.71532" calcext:value-type="float">
            <text:p>35</text:p>
          </table:table-cell>
          <table:table-cell table:style-name="ce80" table:formula="of:=[.K$1]*[.K$2]^[.$A9]+[.$A9]*[.K$3]" office:value-type="float" office:value="87.39" calcext:value-type="float">
            <text:p>87</text:p>
          </table:table-cell>
          <table:table-cell table:style-name="ce55" table:formula="of:=[.L$1]*[.L$2]^[.$A9]+[.$A9]*[.L$3]" office:value-type="float" office:value="-147.8125" calcext:value-type="float">
            <text:p>-148</text:p>
          </table:table-cell>
          <table:table-cell table:style-name="ce22" table:formula="of:=[.M$1]*[.M$2]^[.$A9]+[.$A9]*[.M$3]" office:value-type="float" office:value="2773.338112" calcext:value-type="float">
            <text:p>2773</text:p>
          </table:table-cell>
          <table:table-cell table:style-name="ce22" table:formula="of:=[.N$1]*[.N$2]^[.$A9]+[.$A9]*[.N$3]" office:value-type="float" office:value="307.2" calcext:value-type="float">
            <text:p>307</text:p>
          </table:table-cell>
          <table:table-cell table:style-name="ce55" table:formula="of:=[.O$1]*[.O$2]^[.$A9]+[.$A9]*[.O$3]" office:value-type="float" office:value="-21.315" calcext:value-type="float">
            <text:p>-21</text:p>
          </table:table-cell>
          <table:table-cell table:style-name="ce22" table:formula="of:=[.P$1]*[.P$2]^[.$A9]+[.$A9]*[.P$3]" office:value-type="float" office:value="416666.592" calcext:value-type="float">
            <text:p>416667</text:p>
          </table:table-cell>
          <table:table-cell table:style-name="ce22" table:formula="of:=[.Q$1]*[.Q$2]^[.$A9]+[.$A9]*[.Q$3]" office:value-type="float" office:value="252016.047223194" calcext:value-type="float">
            <text:p>252016</text:p>
          </table:table-cell>
          <table:table-cell table:style-name="ce22" table:formula="of:=[.R$1]*[.R$2]^[.$A9]+[.$A9]*[.R$3]" office:value-type="float" office:value="178571.3909" calcext:value-type="float">
            <text:p>178571</text:p>
          </table:table-cell>
          <table:table-cell table:style-name="ce22" table:formula="of:=[.S$1]*[.S$2]^[.$A9]+[.$A9]*[.S$3]" office:value-type="float" office:value="138888.8613" calcext:value-type="float">
            <text:p>138889</text:p>
          </table:table-cell>
          <table:table-cell table:style-name="ce59" table:formula="of:=[.T$1]*[.T$2]^[.$A9]+[.$A9]*[.T$3]" office:value-type="float" office:value="113636.33446" calcext:value-type="float">
            <text:p>113636</text:p>
          </table:table-cell>
          <table:table-cell table:style-name="ce22" table:formula="of:=[.U$1]*[.U$2]^[.$A9]+[.$A9]*[.U$3]" office:value-type="float" office:value="28.482" calcext:value-type="float">
            <text:p>28</text:p>
          </table:table-cell>
          <table:table-cell table:style-name="ce22" table:formula="of:=[.V$1]*[.V$2]^[.$A9]+[.$A9]*[.V$3]" office:value-type="float" office:value="253.58125" calcext:value-type="float">
            <text:p>254</text:p>
          </table:table-cell>
          <table:table-cell table:style-name="ce48" table:formula="of:=[.W$1]*[.W$2]^[.$A9]+[.$A9]*[.W$3]" office:value-type="float" office:value="20.18" calcext:value-type="float">
            <text:p>20</text:p>
          </table:table-cell>
          <table:table-cell table:style-name="ce49" table:formula="of:=[.U9]/[.D9]" office:value-type="percentage" office:value="0.313515883043539" calcext:value-type="percentage">
            <text:p>31%</text:p>
          </table:table-cell>
          <table:table-cell table:style-name="ce50" table:formula="of:=[.Y$1]*[.Y$2]^[.$A9]+[.$A9]*[.Y$3]" office:value-type="float" office:value="378" calcext:value-type="float">
            <text:p>378</text:p>
          </table:table-cell>
          <table:table-cell table:style-name="ce65" table:formula="of:=[.Z$1]*[.Z$2]^[.$A9]+[.$A9]*[.Z$3]" office:value-type="float" office:value="53" calcext:value-type="float">
            <text:p>53</text:p>
          </table:table-cell>
          <table:table-cell table:style-name="ce66" table:formula="of:=[.AA$1]*[.AA$2]^[.$A9]+[.$A9]*[.AA$3]" office:value-type="float" office:value="1602.252" calcext:value-type="float">
            <text:p>1602</text:p>
          </table:table-cell>
          <table:table-cell table:style-name="ce67" table:formula="of:=[.AB$1]*[.AB$2]^[.$A9]+[.$A9]*[.AB$3]" office:value-type="float" office:value="223.9626" calcext:value-type="float">
            <text:p>224</text:p>
          </table:table-cell>
          <table:table-cell table:style-name="ce68" table:formula="of:=[.AC$1]*[.AC$2]^[.$A9]+[.$A9]*[.AC$3]" office:value-type="float" office:value="457.6416" calcext:value-type="float">
            <text:p>458</text:p>
          </table:table-cell>
          <table:table-cell table:style-name="ce69" table:formula="of:=[.AD$1]*[.AD$2]^[.$A9]+[.$A9]*[.AD$3]" office:value-type="float" office:value="-10.66847" calcext:value-type="float">
            <text:p>-11</text:p>
          </table:table-cell>
          <table:table-cell table:style-name="ce70" table:formula="of:=[.AE$1]*[.AE$2]^[.$A9]+[.$A9]*[.AE$3]" office:value-type="float" office:value="2523.136" calcext:value-type="float">
            <text:p>2523</text:p>
          </table:table-cell>
          <table:table-cell table:style-name="ce71" table:formula="of:=[.AF$1]*[.AF$2]^[.$A9]+[.$A9]*[.AF$3]" office:value-type="float" office:value="632.5" calcext:value-type="float">
            <text:p>633</text:p>
          </table:table-cell>
          <table:table-cell table:style-name="ce72" table:formula="of:=[.AG$1]*[.AG$2]^[.$A9]+[.$A9]*[.AG$3]" office:value-type="float" office:value="1671.875" calcext:value-type="float">
            <text:p>1672</text:p>
          </table:table-cell>
          <table:table-cell table:style-name="ce73" table:formula="of:=[.AH$1]*[.AH$2]^[.$A9]+[.$A9]*[.AH$3]" office:value-type="float" office:value="704" calcext:value-type="float">
            <text:p>704</text:p>
          </table:table-cell>
          <table:table-cell table:style-name="ce74" table:formula="of:=[.AI$1]*[.AI$2]^[.$A9]+[.$A9]*[.AI$3]" office:value-type="float" office:value="4662.354" calcext:value-type="float">
            <text:p>4662</text:p>
          </table:table-cell>
          <table:table-cell table:style-name="ce75" table:formula="of:=[.AJ$1]*[.AJ$2]^[.$A9]+[.$A9]*[.AJ$3]" office:value-type="float" office:value="2916.864" calcext:value-type="float">
            <text:p>2917</text:p>
          </table:table-cell>
          <table:table-cell table:style-name="ce76" table:formula="of:=[.AK$1]*[.AK$2]^[.$A9]+[.$A9]*[.AK$3]" office:value-type="float" office:value="366" calcext:value-type="float">
            <text:p>36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6" table:formula="of:=[.B$1]*[.B$2]^[.$A10]+[.$A10]*[.B$3]" office:value-type="float" office:value="5.97893125" calcext:value-type="float">
            <text:p>6</text:p>
          </table:table-cell>
          <table:table-cell table:style-name="ce27" table:formula="of:=[.B10]*11" office:value-type="float" office:value="65.76824375" calcext:value-type="float">
            <text:p>66</text:p>
          </table:table-cell>
          <table:table-cell table:style-name="ce22" table:formula="of:=[.D$1]*[.D$2]^[.$A10]+[.$A10]*[.D$3]" office:value-type="float" office:value="124.7859008" calcext:value-type="float">
            <text:p>125</text:p>
          </table:table-cell>
          <table:table-cell table:style-name="ce29" table:formula="of:=[.D10]*1.1" office:value-type="float" office:value="137.26449088" calcext:value-type="float">
            <text:p>137</text:p>
          </table:table-cell>
          <table:table-cell table:style-name="ce22" table:formula="of:=[.F$1]*[.F$2]^[.$A10]+[.$A10]*[.F$3]" office:value-type="float" office:value="441.284" calcext:value-type="float">
            <text:p>441</text:p>
          </table:table-cell>
          <table:table-cell table:style-name="ce37" table:formula="of:=[.G$1]*[.G$2]^[.$A10]+[.$A10]*[.G$3]" office:value-type="float" office:value="63.7051545599999" calcext:value-type="float">
            <text:p>64</text:p>
          </table:table-cell>
          <table:table-cell table:style-name="ce42" table:formula="of:=([.F10]+IF([.G10]&gt;0;[.G10];0))/[.D10]" office:value-type="float" office:value="4.04684464609002" calcext:value-type="float">
            <text:p>4</text:p>
          </table:table-cell>
          <table:table-cell table:style-name="ce22" table:formula="of:=[.I$1]*[.I$2]^[.$A10]+[.$A10]*[.I$3]" office:value-type="float" office:value="18.3519664" calcext:value-type="float">
            <text:p>18</text:p>
          </table:table-cell>
          <table:table-cell table:style-name="ce29" table:formula="of:=[.I10]*2.5" office:value-type="float" office:value="45.879916" calcext:value-type="float">
            <text:p>46</text:p>
          </table:table-cell>
          <table:table-cell table:style-name="ce22" table:formula="of:=[.K$1]*[.K$2]^[.$A10]+[.$A10]*[.K$3]" office:value-type="float" office:value="170.563" calcext:value-type="float">
            <text:p>171</text:p>
          </table:table-cell>
          <table:table-cell table:style-name="ce55" table:formula="of:=[.L$1]*[.L$2]^[.$A10]+[.$A10]*[.L$3]" office:value-type="float" office:value="-152.421875" calcext:value-type="float">
            <text:p>-152</text:p>
          </table:table-cell>
          <table:table-cell table:style-name="ce22" table:formula="of:=[.M$1]*[.M$2]^[.$A10]+[.$A10]*[.M$3]" office:value-type="float" office:value="4437.3409792" calcext:value-type="float">
            <text:p>4437</text:p>
          </table:table-cell>
          <table:table-cell table:style-name="ce22" table:formula="of:=[.N$1]*[.N$2]^[.$A10]+[.$A10]*[.N$3]" office:value-type="float" office:value="491.52" calcext:value-type="float">
            <text:p>492</text:p>
          </table:table-cell>
          <table:table-cell table:style-name="ce55" table:formula="of:=[.O$1]*[.O$2]^[.$A10]+[.$A10]*[.O$3]" office:value-type="float" office:value="28.48025" calcext:value-type="float">
            <text:p>28</text:p>
          </table:table-cell>
          <table:table-cell table:style-name="ce22" table:formula="of:=[.P$1]*[.P$2]^[.$A10]+[.$A10]*[.P$3]" office:value-type="float" office:value="2499999.552" calcext:value-type="float">
            <text:p>2500000</text:p>
          </table:table-cell>
          <table:table-cell table:style-name="ce22" table:formula="of:=[.Q$1]*[.Q$2]^[.$A10]+[.$A10]*[.Q$3]" office:value-type="float" office:value="1249999.59422704" calcext:value-type="float">
            <text:p>1250000</text:p>
          </table:table-cell>
          <table:table-cell table:style-name="ce22" table:formula="of:=[.R$1]*[.R$2]^[.$A10]+[.$A10]*[.R$3]" office:value-type="float" office:value="1249999.7363" calcext:value-type="float">
            <text:p>1250000</text:p>
          </table:table-cell>
          <table:table-cell table:style-name="ce22" table:formula="of:=[.S$1]*[.S$2]^[.$A10]+[.$A10]*[.S$3]" office:value-type="float" office:value="1249999.7517" calcext:value-type="float">
            <text:p>1250000</text:p>
          </table:table-cell>
          <table:table-cell table:style-name="ce59" table:formula="of:=[.T$1]*[.T$2]^[.$A10]+[.$A10]*[.T$3]" office:value-type="float" office:value="1249999.67906" calcext:value-type="float">
            <text:p>1250000</text:p>
          </table:table-cell>
          <table:table-cell table:style-name="ce22" table:formula="of:=[.U$1]*[.U$2]^[.$A10]+[.$A10]*[.U$3]" office:value-type="float" office:value="38.723" calcext:value-type="float">
            <text:p>39</text:p>
          </table:table-cell>
          <table:table-cell table:style-name="ce22" table:formula="of:=[.V$1]*[.V$2]^[.$A10]+[.$A10]*[.V$3]" office:value-type="float" office:value="501.6753125" calcext:value-type="float">
            <text:p>502</text:p>
          </table:table-cell>
          <table:table-cell table:style-name="ce48" table:formula="of:=[.W$1]*[.W$2]^[.$A10]+[.$A10]*[.W$3]" office:value-type="float" office:value="104.642" calcext:value-type="float">
            <text:p>105</text:p>
          </table:table-cell>
          <table:table-cell table:style-name="ce49" table:formula="of:=[.U10]/[.D10]" office:value-type="percentage" office:value="0.310315506413366" calcext:value-type="percentage">
            <text:p>31%</text:p>
          </table:table-cell>
          <table:table-cell table:style-name="ce50" table:formula="of:=[.Y$1]*[.Y$2]^[.$A10]+[.$A10]*[.Y$3]" office:value-type="float" office:value="1134" calcext:value-type="float">
            <text:p>1134</text:p>
          </table:table-cell>
          <table:table-cell table:style-name="ce65" table:formula="of:=[.Z$1]*[.Z$2]^[.$A10]+[.$A10]*[.Z$3]" office:value-type="float" office:value="412" calcext:value-type="float">
            <text:p>412</text:p>
          </table:table-cell>
          <table:table-cell table:style-name="ce66" table:formula="of:=[.AA$1]*[.AA$2]^[.$A10]+[.$A10]*[.AA$3]" office:value-type="float" office:value="2503.8284" calcext:value-type="float">
            <text:p>2504</text:p>
          </table:table-cell>
          <table:table-cell table:style-name="ce67" table:formula="of:=[.AB$1]*[.AB$2]^[.$A10]+[.$A10]*[.AB$3]" office:value-type="float" office:value="459.52894" calcext:value-type="float">
            <text:p>460</text:p>
          </table:table-cell>
          <table:table-cell table:style-name="ce68" table:formula="of:=[.AC$1]*[.AC$2]^[.$A10]+[.$A10]*[.AC$3]" office:value-type="float" office:value="1584.60224" calcext:value-type="float">
            <text:p>1585</text:p>
          </table:table-cell>
          <table:table-cell table:style-name="ce69" table:formula="of:=[.AD$1]*[.AD$2]^[.$A10]+[.$A10]*[.AD$3]" office:value-type="float" office:value="879.725579" calcext:value-type="float">
            <text:p>880</text:p>
          </table:table-cell>
          <table:table-cell table:style-name="ce70" table:formula="of:=[.AE$1]*[.AE$2]^[.$A10]+[.$A10]*[.AE$3]" office:value-type="float" office:value="8074.0352" calcext:value-type="float">
            <text:p>8074</text:p>
          </table:table-cell>
          <table:table-cell table:style-name="ce71" table:formula="of:=[.AF$1]*[.AF$2]^[.$A10]+[.$A10]*[.AF$3]" office:value-type="float" office:value="2701.25" calcext:value-type="float">
            <text:p>2701</text:p>
          </table:table-cell>
          <table:table-cell table:style-name="ce72" table:formula="of:=[.AG$1]*[.AG$2]^[.$A10]+[.$A10]*[.AG$3]" office:value-type="float" office:value="4551.5625" calcext:value-type="float">
            <text:p>4552</text:p>
          </table:table-cell>
          <table:table-cell table:style-name="ce73" table:formula="of:=[.AH$1]*[.AH$2]^[.$A10]+[.$A10]*[.AH$3]" office:value-type="float" office:value="2816" calcext:value-type="float">
            <text:p>2816</text:p>
          </table:table-cell>
          <table:table-cell table:style-name="ce74" table:formula="of:=[.AI$1]*[.AI$2]^[.$A10]+[.$A10]*[.AI$3]" office:value-type="float" office:value="11285.9434" calcext:value-type="float">
            <text:p>11286</text:p>
          </table:table-cell>
          <table:table-cell table:style-name="ce75" table:formula="of:=[.AJ$1]*[.AJ$2]^[.$A10]+[.$A10]*[.AJ$3]" office:value-type="float" office:value="7000.4736" calcext:value-type="float">
            <text:p>7000</text:p>
          </table:table-cell>
          <table:table-cell table:style-name="ce76" table:formula="of:=[.AK$1]*[.AK$2]^[.$A10]+[.$A10]*[.AK$3]" office:value-type="float" office:value="1748" calcext:value-type="float">
            <text:p>174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6" table:formula="of:=[.B$1]*[.B$2]^[.$A11]+[.$A11]*[.B$3]" office:value-type="float" office:value="7.968396875" calcext:value-type="float">
            <text:p>8</text:p>
          </table:table-cell>
          <table:table-cell table:style-name="ce27" table:formula="of:=[.B11]*11" office:value-type="float" office:value="87.652365625" calcext:value-type="float">
            <text:p>88</text:p>
          </table:table-cell>
          <table:table-cell table:style-name="ce19" table:formula="of:=[.D$1]*[.D$2]^[.$A11]+[.$A11]*[.D$3]" office:value-type="float" office:value="167.50026112" calcext:value-type="float">
            <text:p>168</text:p>
          </table:table-cell>
          <table:table-cell table:style-name="ce30" table:formula="of:=[.D11]*1.1" office:value-type="float" office:value="184.250287232" calcext:value-type="float">
            <text:p>184</text:p>
          </table:table-cell>
          <table:table-cell table:style-name="ce19" table:formula="of:=[.F$1]*[.F$2]^[.$A11]+[.$A11]*[.F$3]" office:value-type="float" office:value="890.4396" calcext:value-type="float">
            <text:p>890</text:p>
          </table:table-cell>
          <table:table-cell table:style-name="ce38" table:formula="of:=[.G$1]*[.G$2]^[.$A11]+[.$A11]*[.G$3]" office:value-type="float" office:value="352.0621029376" calcext:value-type="float">
            <text:p>352</text:p>
          </table:table-cell>
          <table:table-cell table:style-name="ce43" table:formula="of:=([.F11]+IF([.G11]&gt;0;[.G11];0))/[.D11]" office:value-type="float" office:value="7.4179090505862" calcext:value-type="float">
            <text:p>7</text:p>
          </table:table-cell>
          <table:table-cell table:style-name="ce19" table:formula="of:=[.I$1]*[.I$2]^[.$A11]+[.$A11]*[.I$3]" office:value-type="float" office:value="23.25755632" calcext:value-type="float">
            <text:p>23</text:p>
          </table:table-cell>
          <table:table-cell table:style-name="ce30" table:formula="of:=[.I11]*2.5" office:value-type="float" office:value="58.1438908" calcext:value-type="float">
            <text:p>58</text:p>
          </table:table-cell>
          <table:table-cell table:style-name="ce19" table:formula="of:=[.K$1]*[.K$2]^[.$A11]+[.$A11]*[.K$3]" office:value-type="float" office:value="325.9571" calcext:value-type="float">
            <text:p>326</text:p>
          </table:table-cell>
          <table:table-cell table:style-name="ce56" table:formula="of:=[.L$1]*[.L$2]^[.$A11]+[.$A11]*[.L$3]" office:value-type="float" office:value="-96.73828125" calcext:value-type="float">
            <text:p>-97</text:p>
          </table:table-cell>
          <table:table-cell table:style-name="ce19" table:formula="of:=[.M$1]*[.M$2]^[.$A11]+[.$A11]*[.M$3]" office:value-type="float" office:value="7099.74556672" calcext:value-type="float">
            <text:p>7100</text:p>
          </table:table-cell>
          <table:table-cell table:style-name="ce19" table:formula="of:=[.N$1]*[.N$2]^[.$A11]+[.$A11]*[.N$3]" office:value-type="float" office:value="786.432" calcext:value-type="float">
            <text:p>786</text:p>
          </table:table-cell>
          <table:table-cell table:style-name="ce56" table:formula="of:=[.O$1]*[.O$2]^[.$A11]+[.$A11]*[.O$3]" office:value-type="float" office:value="154.1924125" calcext:value-type="float">
            <text:p>154</text:p>
          </table:table-cell>
          <table:table-cell table:style-name="ce19" table:number-columns-repeated="4"/>
          <table:table-cell table:style-name="ce44"/>
          <table:table-cell table:style-name="ce19" table:formula="of:=[.U$1]*[.U$2]^[.$A11]+[.$A11]*[.U$3]" office:value-type="float" office:value="50.0845" calcext:value-type="float">
            <text:p>50</text:p>
          </table:table-cell>
          <table:table-cell table:style-name="ce19" table:formula="of:=[.V$1]*[.V$2]^[.$A11]+[.$A11]*[.V$3]" office:value-type="float" office:value="978.499328125" calcext:value-type="float">
            <text:p>978</text:p>
          </table:table-cell>
          <table:table-cell table:style-name="ce37" table:formula="of:=[.W$1]*[.W$2]^[.$A11]+[.$A11]*[.W$3]" office:value-type="float" office:value="300.2198" calcext:value-type="float">
            <text:p>300</text:p>
          </table:table-cell>
          <table:table-cell table:style-name="ce49" table:formula="of:=[.U11]/[.D11]" office:value-type="percentage" office:value="0.299011474161934" calcext:value-type="percentage">
            <text:p>30%</text:p>
          </table:table-cell>
          <table:table-cell table:style-name="ce50" table:formula="of:=[.Y$1]*[.Y$2]^[.$A11]+[.$A11]*[.Y$3]" office:value-type="float" office:value="3402" calcext:value-type="float">
            <text:p>3402</text:p>
          </table:table-cell>
          <table:table-cell table:style-name="ce65" table:formula="of:=[.Z$1]*[.Z$2]^[.$A11]+[.$A11]*[.Z$3]" office:value-type="float" office:value="1923" calcext:value-type="float">
            <text:p>1923</text:p>
          </table:table-cell>
          <table:table-cell table:style-name="ce66" table:formula="of:=[.AA$1]*[.AA$2]^[.$A11]+[.$A11]*[.AA$3]" office:value-type="float" office:value="3896.50828" calcext:value-type="float">
            <text:p>3897</text:p>
          </table:table-cell>
          <table:table-cell table:style-name="ce67" table:formula="of:=[.AB$1]*[.AB$2]^[.$A11]+[.$A11]*[.AB$3]" office:value-type="float" office:value="925.104986" calcext:value-type="float">
            <text:p>925</text:p>
          </table:table-cell>
          <table:table-cell table:style-name="ce68" table:formula="of:=[.AC$1]*[.AC$2]^[.$A11]+[.$A11]*[.AC$3]" office:value-type="float" office:value="5904.348736" calcext:value-type="float">
            <text:p>5904</text:p>
          </table:table-cell>
          <table:table-cell table:style-name="ce69" table:formula="of:=[.AD$1]*[.AD$2]^[.$A11]+[.$A11]*[.AD$3]" office:value-type="float" office:value="5051.6199897" calcext:value-type="float">
            <text:p>5052</text:p>
          </table:table-cell>
          <table:table-cell table:style-name="ce70" table:formula="of:=[.AE$1]*[.AE$2]^[.$A11]+[.$A11]*[.AE$3]" office:value-type="float" office:value="25836.91264" calcext:value-type="float">
            <text:p>25837</text:p>
          </table:table-cell>
          <table:table-cell table:style-name="ce71" table:formula="of:=[.AF$1]*[.AF$2]^[.$A11]+[.$A11]*[.AF$3]" office:value-type="float" office:value="10129.375" calcext:value-type="float">
            <text:p>10129</text:p>
          </table:table-cell>
          <table:table-cell table:style-name="ce72" table:formula="of:=[.AG$1]*[.AG$2]^[.$A11]+[.$A11]*[.AG$3]" office:value-type="float" office:value="14130.46875" calcext:value-type="float">
            <text:p>14130</text:p>
          </table:table-cell>
          <table:table-cell table:style-name="ce73" table:formula="of:=[.AH$1]*[.AH$2]^[.$A11]+[.$A11]*[.AH$3]" office:value-type="float" office:value="11264" calcext:value-type="float">
            <text:p>11264</text:p>
          </table:table-cell>
          <table:table-cell table:style-name="ce74" table:formula="of:=[.AI$1]*[.AI$2]^[.$A11]+[.$A11]*[.AI$3]" office:value-type="float" office:value="25910.48114" calcext:value-type="float">
            <text:p>25910</text:p>
          </table:table-cell>
          <table:table-cell table:style-name="ce75" table:formula="of:=[.AJ$1]*[.AJ$2]^[.$A11]+[.$A11]*[.AJ$3]" office:value-type="float" office:value="16801.13664" calcext:value-type="float">
            <text:p>16801</text:p>
          </table:table-cell>
          <table:table-cell table:style-name="ce76" table:formula="of:=[.AK$1]*[.AK$2]^[.$A11]+[.$A11]*[.AK$3]" office:value-type="float" office:value="6154" calcext:value-type="float">
            <text:p>6154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6" table:formula="of:=[.B$1]*[.B$2]^[.$A12]+[.$A12]*[.B$3]" office:value-type="float" office:value="10.4525953125" calcext:value-type="float">
            <text:p>10</text:p>
          </table:table-cell>
          <table:table-cell table:style-name="ce27" table:formula="of:=[.B12]*11" office:value-type="float" office:value="114.9785484375" calcext:value-type="float">
            <text:p>115</text:p>
          </table:table-cell>
          <table:table-cell table:style-name="ce19" table:formula="of:=[.D$1]*[.D$2]^[.$A12]+[.$A12]*[.D$3]" office:value-type="float" office:value="222.500365568" calcext:value-type="float">
            <text:p>223</text:p>
          </table:table-cell>
          <table:table-cell table:style-name="ce30" table:formula="of:=[.D12]*1.1" office:value-type="float" office:value="244.7504021248" calcext:value-type="float">
            <text:p>245</text:p>
          </table:table-cell>
          <table:table-cell table:style-name="ce19" table:formula="of:=[.F$1]*[.F$2]^[.$A12]+[.$A12]*[.F$3]" office:value-type="float" office:value="1761.83524" calcext:value-type="float">
            <text:p>1762</text:p>
          </table:table-cell>
          <table:table-cell table:style-name="ce38" table:formula="of:=[.G$1]*[.G$2]^[.$A12]+[.$A12]*[.G$3]" office:value-type="float" office:value="994.041721757696" calcext:value-type="float">
            <text:p>994</text:p>
          </table:table-cell>
          <table:table-cell table:style-name="ce43" table:formula="of:=([.F12]+IF([.G12]&gt;0;[.G12];0))/[.D12]" office:value-type="float" office:value="12.3859435229353" calcext:value-type="float">
            <text:p>12</text:p>
          </table:table-cell>
          <table:table-cell table:style-name="ce19" table:formula="of:=[.I$1]*[.I$2]^[.$A12]+[.$A12]*[.I$3]" office:value-type="float" office:value="28.734823216" calcext:value-type="float">
            <text:p>29</text:p>
          </table:table-cell>
          <table:table-cell table:style-name="ce30" table:formula="of:=[.I12]*2.5" office:value-type="float" office:value="71.83705804" calcext:value-type="float">
            <text:p>72</text:p>
          </table:table-cell>
          <table:table-cell table:style-name="ce19" table:formula="of:=[.K$1]*[.K$2]^[.$A12]+[.$A12]*[.K$3]" office:value-type="float" office:value="604.12707" calcext:value-type="float">
            <text:p>604</text:p>
          </table:table-cell>
          <table:table-cell table:style-name="ce56" table:formula="of:=[.L$1]*[.L$2]^[.$A12]+[.$A12]*[.L$3]" office:value-type="float" office:value="64.4580078125" calcext:value-type="float">
            <text:p>64</text:p>
          </table:table-cell>
          <table:table-cell table:style-name="ce19" table:formula="of:=[.M$1]*[.M$2]^[.$A12]+[.$A12]*[.M$3]" office:value-type="float" office:value="11359.592906752" calcext:value-type="float">
            <text:p>11360</text:p>
          </table:table-cell>
          <table:table-cell table:style-name="ce19" table:formula="of:=[.N$1]*[.N$2]^[.$A12]+[.$A12]*[.N$3]" office:value-type="float" office:value="1258.2912" calcext:value-type="float">
            <text:p>1258</text:p>
          </table:table-cell>
          <table:table-cell table:style-name="ce56" table:formula="of:=[.O$1]*[.O$2]^[.$A12]+[.$A12]*[.O$3]" office:value-type="float" office:value="405.167480625" calcext:value-type="float">
            <text:p>405</text:p>
          </table:table-cell>
          <table:table-cell table:style-name="ce19" table:number-columns-repeated="4"/>
          <table:table-cell table:style-name="ce44"/>
          <table:table-cell table:style-name="ce19" table:formula="of:=[.U$1]*[.U$2]^[.$A12]+[.$A12]*[.U$3]" office:value-type="float" office:value="63.12675" calcext:value-type="float">
            <text:p>63</text:p>
          </table:table-cell>
          <table:table-cell table:style-name="ce19" table:formula="of:=[.V$1]*[.V$2]^[.$A12]+[.$A12]*[.V$3]" office:value-type="float" office:value="1878.47375703125" calcext:value-type="float">
            <text:p>1878</text:p>
          </table:table-cell>
          <table:table-cell table:style-name="ce37" table:formula="of:=[.W$1]*[.W$2]^[.$A12]+[.$A12]*[.W$3]" office:value-type="float" office:value="706.91762" calcext:value-type="float">
            <text:p>707</text:p>
          </table:table-cell>
          <table:table-cell table:style-name="ce49" table:formula="of:=[.U12]/[.D12]" office:value-type="percentage" office:value="0.283715264192262" calcext:value-type="percentage">
            <text:p>28%</text:p>
          </table:table-cell>
          <table:table-cell table:style-name="ce50" table:formula="of:=[.Y$1]*[.Y$2]^[.$A12]+[.$A12]*[.Y$3]" office:value-type="float" office:value="10206" calcext:value-type="float">
            <text:p>10206</text:p>
          </table:table-cell>
          <table:table-cell table:style-name="ce65" table:formula="of:=[.Z$1]*[.Z$2]^[.$A12]+[.$A12]*[.Z$3]" office:value-type="float" office:value="8042" calcext:value-type="float">
            <text:p>8042</text:p>
          </table:table-cell>
          <table:table-cell table:style-name="ce66" table:formula="of:=[.AA$1]*[.AA$2]^[.$A12]+[.$A12]*[.AA$3]" office:value-type="float" office:value="6124.064076" calcext:value-type="float">
            <text:p>6124</text:p>
          </table:table-cell>
          <table:table-cell table:style-name="ce67" table:formula="of:=[.AB$1]*[.AB$2]^[.$A12]+[.$A12]*[.AB$3]" office:value-type="float" office:value="1827.6994734" calcext:value-type="float">
            <text:p>1828</text:p>
          </table:table-cell>
          <table:table-cell table:style-name="ce68" table:formula="of:=[.AC$1]*[.AC$2]^[.$A12]+[.$A12]*[.AC$3]" office:value-type="float" office:value="22675.9600704" calcext:value-type="float">
            <text:p>22676</text:p>
          </table:table-cell>
          <table:table-cell table:style-name="ce69" table:formula="of:=[.AD$1]*[.AD$2]^[.$A12]+[.$A12]*[.AD$3]" office:value-type="float" office:value="23333.96595571" calcext:value-type="float">
            <text:p>23334</text:p>
          </table:table-cell>
          <table:table-cell table:style-name="ce70" table:formula="of:=[.AE$1]*[.AE$2]^[.$A12]+[.$A12]*[.AE$3]" office:value-type="float" office:value="82678.120448" calcext:value-type="float">
            <text:p>82678</text:p>
          </table:table-cell>
          <table:table-cell table:style-name="ce71" table:formula="of:=[.AF$1]*[.AF$2]^[.$A12]+[.$A12]*[.AF$3]" office:value-type="float" office:value="36315.3125" calcext:value-type="float">
            <text:p>36315</text:p>
          </table:table-cell>
          <table:table-cell table:style-name="ce72" table:formula="of:=[.AG$1]*[.AG$2]^[.$A12]+[.$A12]*[.AG$3]" office:value-type="float" office:value="47156.640625" calcext:value-type="float">
            <text:p>47157</text:p>
          </table:table-cell>
          <table:table-cell table:style-name="ce73" table:formula="of:=[.AH$1]*[.AH$2]^[.$A12]+[.$A12]*[.AH$3]" office:value-type="float" office:value="45056" calcext:value-type="float">
            <text:p>45056</text:p>
          </table:table-cell>
          <table:table-cell table:style-name="ce74" table:formula="of:=[.AI$1]*[.AI$2]^[.$A12]+[.$A12]*[.AI$3]" office:value-type="float" office:value="57337.010394" calcext:value-type="float">
            <text:p>57337</text:p>
          </table:table-cell>
          <table:table-cell table:style-name="ce75" table:formula="of:=[.AJ$1]*[.AJ$2]^[.$A12]+[.$A12]*[.AJ$3]" office:value-type="float" office:value="40322.727936" calcext:value-type="float">
            <text:p>40323</text:p>
          </table:table-cell>
          <table:table-cell table:style-name="ce76" table:formula="of:=[.AK$1]*[.AK$2]^[.$A12]+[.$A12]*[.AK$3]" office:value-type="float" office:value="19632" calcext:value-type="float">
            <text:p>19632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6" table:formula="of:=[.B$1]*[.B$2]^[.$A13]+[.$A13]*[.B$3]" office:value-type="float" office:value="13.67889296875" calcext:value-type="float">
            <text:p>14</text:p>
          </table:table-cell>
          <table:table-cell table:style-name="ce27" table:formula="of:=[.B13]*11" office:value-type="float" office:value="150.46782265625" calcext:value-type="float">
            <text:p>150</text:p>
          </table:table-cell>
          <table:table-cell table:style-name="ce19" table:formula="of:=[.D$1]*[.D$2]^[.$A13]+[.$A13]*[.D$3]" office:value-type="float" office:value="294.7005117952" calcext:value-type="float">
            <text:p>295</text:p>
          </table:table-cell>
          <table:table-cell table:style-name="ce30" table:formula="of:=[.D13]*1.1" office:value-type="float" office:value="324.17056297472" calcext:value-type="float">
            <text:p>324</text:p>
          </table:table-cell>
          <table:table-cell table:style-name="ce19" table:formula="of:=[.F$1]*[.F$2]^[.$A13]+[.$A13]*[.F$3]" office:value-type="float" office:value="3435.486956" calcext:value-type="float">
            <text:p>3435</text:p>
          </table:table-cell>
          <table:table-cell table:style-name="ce38" table:formula="of:=[.G$1]*[.G$2]^[.$A13]+[.$A13]*[.G$3]" office:value-type="float" office:value="2329.12177464508" calcext:value-type="float">
            <text:p>2329</text:p>
          </table:table-cell>
          <table:table-cell table:style-name="ce43" table:formula="of:=([.F13]+IF([.G13]&gt;0;[.G13];0))/[.D13]" office:value-type="float" office:value="19.5609050541831" calcext:value-type="float">
            <text:p>20</text:p>
          </table:table-cell>
          <table:table-cell table:style-name="ce19" table:formula="of:=[.I$1]*[.I$2]^[.$A13]+[.$A13]*[.I$3]" office:value-type="float" office:value="34.9552701808" calcext:value-type="float">
            <text:p>35</text:p>
          </table:table-cell>
          <table:table-cell table:style-name="ce30" table:formula="of:=[.I13]*2.5" office:value-type="float" office:value="87.388175452" calcext:value-type="float">
            <text:p>87</text:p>
          </table:table-cell>
          <table:table-cell table:style-name="ce19" table:formula="of:=[.K$1]*[.K$2]^[.$A13]+[.$A13]*[.K$3]" office:value-type="float" office:value="1091.016019" calcext:value-type="float">
            <text:p>1091</text:p>
          </table:table-cell>
          <table:table-cell table:style-name="ce44" table:formula="of:=[.L$1]*[.L$2]^[.$A13]+[.$A13]*[.L$3]" office:value-type="float" office:value="410.301513671875" calcext:value-type="float">
            <text:p>410</text:p>
          </table:table-cell>
          <table:table-cell table:style-name="ce19" table:formula="of:=[.M$1]*[.M$2]^[.$A13]+[.$A13]*[.M$3]" office:value-type="float" office:value="18175.3486508032" calcext:value-type="float">
            <text:p>18175</text:p>
          </table:table-cell>
          <table:table-cell table:style-name="ce19" table:formula="of:=[.N$1]*[.N$2]^[.$A13]+[.$A13]*[.N$3]" office:value-type="float" office:value="2013.26592" calcext:value-type="float">
            <text:p>2013</text:p>
          </table:table-cell>
          <table:table-cell table:style-name="ce44" table:formula="of:=[.O$1]*[.O$2]^[.$A13]+[.$A13]*[.O$3]" office:value-type="float" office:value="862.82634303125" calcext:value-type="float">
            <text:p>863</text:p>
          </table:table-cell>
          <table:table-cell table:style-name="ce19" table:number-columns-repeated="4"/>
          <table:table-cell table:style-name="ce44"/>
          <table:table-cell table:style-name="ce19" table:formula="of:=[.U$1]*[.U$2]^[.$A13]+[.$A13]*[.U$3]" office:value-type="float" office:value="78.690125" calcext:value-type="float">
            <text:p>79</text:p>
          </table:table-cell>
          <table:table-cell table:style-name="ce19" table:formula="of:=[.V$1]*[.V$2]^[.$A13]+[.$A13]*[.V$3]" office:value-type="float" office:value="3561.27645050781" calcext:value-type="float">
            <text:p>3561</text:p>
          </table:table-cell>
          <table:table-cell table:style-name="ce37" table:formula="of:=[.W$1]*[.W$2]^[.$A13]+[.$A13]*[.W$3]" office:value-type="float" office:value="1514.743478" calcext:value-type="float">
            <text:p>1515</text:p>
          </table:table-cell>
          <table:table-cell table:style-name="ce49" table:formula="of:=[.U13]/[.D13]" office:value-type="percentage" office:value="0.267017266175246" calcext:value-type="percentage">
            <text:p>27%</text:p>
          </table:table-cell>
          <table:table-cell table:style-name="ce50" table:formula="of:=[.Y$1]*[.Y$2]^[.$A13]+[.$A13]*[.Y$3]" office:value-type="float" office:value="30618" calcext:value-type="float">
            <text:p>30618</text:p>
          </table:table-cell>
          <table:table-cell table:style-name="ce65" table:formula="of:=[.Z$1]*[.Z$2]^[.$A13]+[.$A13]*[.Z$3]" office:value-type="float" office:value="32593" calcext:value-type="float">
            <text:p>32593</text:p>
          </table:table-cell>
          <table:table-cell table:style-name="ce66" table:formula="of:=[.AA$1]*[.AA$2]^[.$A13]+[.$A13]*[.AA$3]" office:value-type="float" office:value="9770.90892920001" calcext:value-type="float">
            <text:p>9771</text:p>
          </table:table-cell>
          <table:table-cell table:style-name="ce67" table:formula="of:=[.AB$1]*[.AB$2]^[.$A13]+[.$A13]*[.AB$3]" office:value-type="float" office:value="3560.62899946" calcext:value-type="float">
            <text:p>3561</text:p>
          </table:table-cell>
          <table:table-cell table:style-name="ce68" table:formula="of:=[.AC$1]*[.AC$2]^[.$A13]+[.$A13]*[.AC$3]" office:value-type="float" office:value="88009.84427456" calcext:value-type="float">
            <text:p>88010</text:p>
          </table:table-cell>
          <table:table-cell table:style-name="ce69" table:formula="of:=[.AD$1]*[.AD$2]^[.$A13]+[.$A13]*[.AD$3]" office:value-type="float" office:value="102291.253609553" calcext:value-type="float">
            <text:p>102291</text:p>
          </table:table-cell>
          <table:table-cell table:style-name="ce70" table:formula="of:=[.AE$1]*[.AE$2]^[.$A13]+[.$A13]*[.AE$3]" office:value-type="float" office:value="264569.9854336" calcext:value-type="float">
            <text:p>264570</text:p>
          </table:table-cell>
          <table:table-cell table:style-name="ce71" table:formula="of:=[.AF$1]*[.AF$2]^[.$A13]+[.$A13]*[.AF$3]" office:value-type="float" office:value="128153.59375" calcext:value-type="float">
            <text:p>128154</text:p>
          </table:table-cell>
          <table:table-cell table:style-name="ce72" table:formula="of:=[.AG$1]*[.AG$2]^[.$A13]+[.$A13]*[.AG$3]" office:value-type="float" office:value="162248.2421875" calcext:value-type="float">
            <text:p>162248</text:p>
          </table:table-cell>
          <table:table-cell table:style-name="ce73" table:formula="of:=[.AH$1]*[.AH$2]^[.$A13]+[.$A13]*[.AH$3]" office:value-type="float" office:value="180224" calcext:value-type="float">
            <text:p>180224</text:p>
          </table:table-cell>
          <table:table-cell table:style-name="ce74" table:formula="of:=[.AI$1]*[.AI$2]^[.$A13]+[.$A13]*[.AI$3]" office:value-type="float" office:value="124047.7218274" calcext:value-type="float">
            <text:p>124048</text:p>
          </table:table-cell>
          <table:table-cell table:style-name="ce75" table:formula="of:=[.AJ$1]*[.AJ$2]^[.$A13]+[.$A13]*[.AJ$3]" office:value-type="float" office:value="96774.5470464" calcext:value-type="float">
            <text:p>96775</text:p>
          </table:table-cell>
          <table:table-cell table:style-name="ce76" table:formula="of:=[.AK$1]*[.AK$2]^[.$A13]+[.$A13]*[.AK$3]" office:value-type="float" office:value="60326" calcext:value-type="float">
            <text:p>60326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6" table:formula="of:=[.B$1]*[.B$2]^[.$A14]+[.$A14]*[.B$3]" office:value-type="float" office:value="18.018339453125" calcext:value-type="float">
            <text:p>18</text:p>
          </table:table-cell>
          <table:table-cell table:style-name="ce27" table:formula="of:=[.B14]*11" office:value-type="float" office:value="198.201733984375" calcext:value-type="float">
            <text:p>198</text:p>
          </table:table-cell>
          <table:table-cell table:style-name="ce19" table:formula="of:=[.D$1]*[.D$2]^[.$A14]+[.$A14]*[.D$3]" office:value-type="float" office:value="390.98071651328" calcext:value-type="float">
            <text:p>391</text:p>
          </table:table-cell>
          <table:table-cell table:style-name="ce30" table:formula="of:=[.D14]*1.1" office:value-type="float" office:value="430.078788164608" calcext:value-type="float">
            <text:p>430</text:p>
          </table:table-cell>
          <table:table-cell table:style-name="ce19" table:formula="of:=[.F$1]*[.F$2]^[.$A14]+[.$A14]*[.F$3]" office:value-type="float" office:value="6633.4252164" calcext:value-type="float">
            <text:p>6633</text:p>
          </table:table-cell>
          <table:table-cell table:style-name="ce38" table:formula="of:=[.G$1]*[.G$2]^[.$A14]+[.$A14]*[.G$3]" office:value-type="float" office:value="5022.67867830436" calcext:value-type="float">
            <text:p>5023</text:p>
          </table:table-cell>
          <table:table-cell table:style-name="ce43" table:formula="of:=([.F14]+IF([.G14]&gt;0;[.G14];0))/[.D14]" office:value-type="float" office:value="29.8124777064509" calcext:value-type="float">
            <text:p>30</text:p>
          </table:table-cell>
          <table:table-cell table:style-name="ce19" table:formula="of:=[.I$1]*[.I$2]^[.$A14]+[.$A14]*[.I$3]" office:value-type="float" office:value="42.14185123504" calcext:value-type="float">
            <text:p>42</text:p>
          </table:table-cell>
          <table:table-cell table:style-name="ce30" table:formula="of:=[.I14]*2.5" office:value-type="float" office:value="105.3546280876" calcext:value-type="float">
            <text:p>105</text:p>
          </table:table-cell>
          <table:table-cell table:style-name="ce19" table:formula="of:=[.K$1]*[.K$2]^[.$A14]+[.$A14]*[.K$3]" office:value-type="float" office:value="1932.7272323" calcext:value-type="float">
            <text:p>1933</text:p>
          </table:table-cell>
          <table:table-cell table:style-name="ce44" table:formula="of:=[.L$1]*[.L$2]^[.$A14]+[.$A14]*[.L$3]" office:value-type="float" office:value="1079.27764892578" calcext:value-type="float">
            <text:p>1079</text:p>
          </table:table-cell>
          <table:table-cell table:style-name="ce19" table:formula="of:=[.M$1]*[.M$2]^[.$A14]+[.$A14]*[.M$3]" office:value-type="float" office:value="29080.5578412851" calcext:value-type="float">
            <text:p>29081</text:p>
          </table:table-cell>
          <table:table-cell table:style-name="ce19" table:formula="of:=[.N$1]*[.N$2]^[.$A14]+[.$A14]*[.N$3]" office:value-type="float" office:value="3221.225472" calcext:value-type="float">
            <text:p>3221</text:p>
          </table:table-cell>
          <table:table-cell table:style-name="ce44" table:formula="of:=[.O$1]*[.O$2]^[.$A14]+[.$A14]*[.O$3]" office:value-type="float" office:value="1661.51346600156" calcext:value-type="float">
            <text:p>1662</text:p>
          </table:table-cell>
          <table:table-cell table:style-name="ce19" table:number-columns-repeated="4"/>
          <table:table-cell table:style-name="ce44"/>
          <table:table-cell table:style-name="ce19" table:formula="of:=[.U$1]*[.U$2]^[.$A14]+[.$A14]*[.U$3]" office:value-type="float" office:value="98.0351875" calcext:value-type="float">
            <text:p>98</text:p>
          </table:table-cell>
          <table:table-cell table:style-name="ce19" table:formula="of:=[.V$1]*[.V$2]^[.$A14]+[.$A14]*[.V$3]" office:value-type="float" office:value="6692.31143343946" calcext:value-type="float">
            <text:p>6692</text:p>
          </table:table-cell>
          <table:table-cell table:style-name="ce37" table:formula="of:=[.W$1]*[.W$2]^[.$A14]+[.$A14]*[.W$3]" office:value-type="float" office:value="3084.7126082" calcext:value-type="float">
            <text:p>3085</text:p>
          </table:table-cell>
          <table:table-cell table:style-name="ce49" table:formula="of:=[.U14]/[.D14]" office:value-type="percentage" office:value="0.250741745972196" calcext:value-type="percentage">
            <text:p>25%</text:p>
          </table:table-cell>
          <table:table-cell table:style-name="ce50" table:formula="of:=[.Y$1]*[.Y$2]^[.$A14]+[.$A14]*[.Y$3]" office:value-type="float" office:value="91854" calcext:value-type="float">
            <text:p>91854</text:p>
          </table:table-cell>
          <table:table-cell table:style-name="ce65" table:formula="of:=[.Z$1]*[.Z$2]^[.$A14]+[.$A14]*[.Z$3]" office:value-type="float" office:value="130872" calcext:value-type="float">
            <text:p>130872</text:p>
          </table:table-cell>
          <table:table-cell table:style-name="ce66" table:formula="of:=[.AA$1]*[.AA$2]^[.$A14]+[.$A14]*[.AA$3]" office:value-type="float" office:value="15830.54517964" calcext:value-type="float">
            <text:p>15831</text:p>
          </table:table-cell>
          <table:table-cell table:style-name="ce67" table:formula="of:=[.AB$1]*[.AB$2]^[.$A14]+[.$A14]*[.AB$3]" office:value-type="float" office:value="6871.195098974" calcext:value-type="float">
            <text:p>6871</text:p>
          </table:table-cell>
          <table:table-cell table:style-name="ce68" table:formula="of:=[.AC$1]*[.AC$2]^[.$A14]+[.$A14]*[.AC$3]" office:value-type="float" office:value="342736.592670784" calcext:value-type="float">
            <text:p>342737</text:p>
          </table:table-cell>
          <table:table-cell table:style-name="ce69" table:formula="of:=[.AD$1]*[.AD$2]^[.$A14]+[.$A14]*[.AD$3]" office:value-type="float" office:value="442150.790521078" calcext:value-type="float">
            <text:p>442151</text:p>
          </table:table-cell>
          <table:table-cell table:style-name="ce70" table:formula="of:=[.AE$1]*[.AE$2]^[.$A14]+[.$A14]*[.AE$3]" office:value-type="float" office:value="846623.95338752" calcext:value-type="float">
            <text:p>846624</text:p>
          </table:table-cell>
          <table:table-cell table:style-name="ce71" table:formula="of:=[.AF$1]*[.AF$2]^[.$A14]+[.$A14]*[.AF$3]" office:value-type="float" office:value="449775.078125" calcext:value-type="float">
            <text:p>449775</text:p>
          </table:table-cell>
          <table:table-cell table:style-name="ce72" table:formula="of:=[.AG$1]*[.AG$2]^[.$A14]+[.$A14]*[.AG$3]" office:value-type="float" office:value="564568.84765625" calcext:value-type="float">
            <text:p>564569</text:p>
          </table:table-cell>
          <table:table-cell table:style-name="ce73" table:formula="of:=[.AH$1]*[.AH$2]^[.$A14]+[.$A14]*[.AH$3]" office:value-type="float" office:value="720896" calcext:value-type="float">
            <text:p>720896</text:p>
          </table:table-cell>
          <table:table-cell table:style-name="ce74" table:formula="of:=[.AI$1]*[.AI$2]^[.$A14]+[.$A14]*[.AI$3]" office:value-type="float" office:value="264855.21583754" calcext:value-type="float">
            <text:p>264855</text:p>
          </table:table-cell>
          <table:table-cell table:style-name="ce75" table:formula="of:=[.AJ$1]*[.AJ$2]^[.$A14]+[.$A14]*[.AJ$3]" office:value-type="float" office:value="232258.91291136" calcext:value-type="float">
            <text:p>232259</text:p>
          </table:table-cell>
          <table:table-cell table:style-name="ce76" table:formula="of:=[.AK$1]*[.AK$2]^[.$A14]+[.$A14]*[.AK$3]" office:value-type="float" office:value="182668" calcext:value-type="float">
            <text:p>182668</text:p>
          </table:table-cell>
          <table:table-cell table:style-name="ce52" table:number-columns-repeated="987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6" table:formula="of:=[.B$1]*[.B$2]^[.$A15]+[.$A15]*[.B$3]" office:value-type="float" office:value="24.0275091796875" calcext:value-type="float">
            <text:p>24</text:p>
          </table:table-cell>
          <table:table-cell table:style-name="ce27" table:formula="of:=[.B15]*11" office:value-type="float" office:value="264.302600976562" calcext:value-type="float">
            <text:p>264</text:p>
          </table:table-cell>
          <table:table-cell table:style-name="ce19" table:formula="of:=[.D$1]*[.D$2]^[.$A15]+[.$A15]*[.D$3]" office:value-type="float" office:value="520.973003118592" calcext:value-type="float">
            <text:p>521</text:p>
          </table:table-cell>
          <table:table-cell table:style-name="ce30" table:formula="of:=[.D15]*1.1" office:value-type="float" office:value="573.070303430451" calcext:value-type="float">
            <text:p>573</text:p>
          </table:table-cell>
          <table:table-cell table:style-name="ce19" table:formula="of:=[.F$1]*[.F$2]^[.$A15]+[.$A15]*[.F$3]" office:value-type="float" office:value="12727.50791116" calcext:value-type="float">
            <text:p>12728</text:p>
          </table:table-cell>
          <table:table-cell table:style-name="ce38" table:formula="of:=[.G$1]*[.G$2]^[.$A15]+[.$A15]*[.G$3]" office:value-type="float" office:value="10378.8502094766" calcext:value-type="float">
            <text:p>10379</text:p>
          </table:table-cell>
          <table:table-cell table:style-name="ce43" table:formula="of:=([.F15]+IF([.G15]&gt;0;[.G15];0))/[.D15]" office:value-type="float" office:value="44.3523138095829" calcext:value-type="float">
            <text:p>44</text:p>
          </table:table-cell>
          <table:table-cell table:style-name="ce19" table:formula="of:=[.I$1]*[.I$2]^[.$A15]+[.$A15]*[.I$3]" office:value-type="float" office:value="50.584406605552" calcext:value-type="float">
            <text:p>51</text:p>
          </table:table-cell>
          <table:table-cell table:style-name="ce30" table:formula="of:=[.I15]*2.5" office:value-type="float" office:value="126.46101651388" calcext:value-type="float">
            <text:p>126</text:p>
          </table:table-cell>
          <table:table-cell table:style-name="ce19" table:formula="of:=[.K$1]*[.K$2]^[.$A15]+[.$A15]*[.K$3]" office:value-type="float" office:value="3377.63629491" calcext:value-type="float">
            <text:p>3378</text:p>
          </table:table-cell>
          <table:table-cell table:style-name="ce44" table:formula="of:=[.L$1]*[.L$2]^[.$A15]+[.$A15]*[.L$3]" office:value-type="float" office:value="2313.73588562012" calcext:value-type="float">
            <text:p>2314</text:p>
          </table:table-cell>
          <table:table-cell table:style-name="ce19" table:formula="of:=[.M$1]*[.M$2]^[.$A15]+[.$A15]*[.M$3]" office:value-type="float" office:value="46528.8925460562" calcext:value-type="float">
            <text:p>46529</text:p>
          </table:table-cell>
          <table:table-cell table:style-name="ce19" table:formula="of:=[.N$1]*[.N$2]^[.$A15]+[.$A15]*[.N$3]" office:value-type="float" office:value="5153.9607552" calcext:value-type="float">
            <text:p>5154</text:p>
          </table:table-cell>
          <table:table-cell table:style-name="ce44" table:formula="of:=[.O$1]*[.O$2]^[.$A15]+[.$A15]*[.O$3]" office:value-type="float" office:value="3022.89721890258" calcext:value-type="float">
            <text:p>3023</text:p>
          </table:table-cell>
          <table:table-cell table:style-name="ce19" table:number-columns-repeated="4"/>
          <table:table-cell table:style-name="ce44"/>
          <table:table-cell table:style-name="ce19" table:formula="of:=[.U$1]*[.U$2]^[.$A15]+[.$A15]*[.U$3]" office:value-type="float" office:value="123.05278125" calcext:value-type="float">
            <text:p>123</text:p>
          </table:table-cell>
          <table:table-cell table:style-name="ce19" table:formula="of:=[.V$1]*[.V$2]^[.$A15]+[.$A15]*[.V$3]" office:value-type="float" office:value="12502.576151863" calcext:value-type="float">
            <text:p>12503</text:p>
          </table:table-cell>
          <table:table-cell table:style-name="ce37" table:formula="of:=[.W$1]*[.W$2]^[.$A15]+[.$A15]*[.W$3]" office:value-type="float" office:value="6102.75395558" calcext:value-type="float">
            <text:p>6103</text:p>
          </table:table-cell>
          <table:table-cell table:style-name="ce49" table:formula="of:=[.U15]/[.D15]" office:value-type="percentage" office:value="0.23619799973011" calcext:value-type="percentage">
            <text:p>24%</text:p>
          </table:table-cell>
          <table:table-cell table:style-name="ce50"/>
          <table:table-cell table:style-name="ce65"/>
          <table:table-cell table:style-name="ce66" table:formula="of:=[.AA$1]*[.AA$2]^[.$A15]+[.$A15]*[.AA$3]" office:value-type="float" office:value="25991.926805388" calcext:value-type="float">
            <text:p>25992</text:p>
          </table:table-cell>
          <table:table-cell table:style-name="ce67" table:formula="of:=[.AB$1]*[.AB$2]^[.$A15]+[.$A15]*[.AB$3]" office:value-type="float" office:value="13179.2706880506" calcext:value-type="float">
            <text:p>1317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6" table:formula="of:=[.B$1]*[.B$2]^[.$A16]+[.$A16]*[.B$3]" office:value-type="float" office:value="32.5412637695313" calcext:value-type="float">
            <text:p>33</text:p>
          </table:table-cell>
          <table:table-cell table:style-name="ce27" table:formula="of:=[.B16]*11" office:value-type="float" office:value="357.953901464844" calcext:value-type="float">
            <text:p>358</text:p>
          </table:table-cell>
          <table:table-cell table:style-name="ce19" table:formula="of:=[.D$1]*[.D$2]^[.$A16]+[.$A16]*[.D$3]" office:value-type="float" office:value="698.162204366028" calcext:value-type="float">
            <text:p>698</text:p>
          </table:table-cell>
          <table:table-cell table:style-name="ce30" table:formula="of:=[.D16]*1.1" office:value-type="float" office:value="767.978424802631" calcext:value-type="float">
            <text:p>768</text:p>
          </table:table-cell>
          <table:table-cell table:style-name="ce19" table:formula="of:=[.F$1]*[.F$2]^[.$A16]+[.$A16]*[.F$3]" office:value-type="float" office:value="24324.265031204" calcext:value-type="float">
            <text:p>24324</text:p>
          </table:table-cell>
          <table:table-cell table:style-name="ce38" table:formula="of:=[.G$1]*[.G$2]^[.$A16]+[.$A16]*[.G$3]" office:value-type="float" office:value="20953.746410574" calcext:value-type="float">
            <text:p>20954</text:p>
          </table:table-cell>
          <table:table-cell table:style-name="ce43" table:formula="of:=([.F16]+IF([.G16]&gt;0;[.G16];0))/[.D16]" office:value-type="float" office:value="64.8531403714314" calcext:value-type="float">
            <text:p>65</text:p>
          </table:table-cell>
          <table:table-cell table:style-name="ce19" table:formula="of:=[.I$1]*[.I$2]^[.$A16]+[.$A16]*[.I$3]" office:value-type="float" office:value="60.6597285872176" calcext:value-type="float">
            <text:p>61</text:p>
          </table:table-cell>
          <table:table-cell table:style-name="ce30" table:formula="of:=[.I16]*2.5" office:value-type="float" office:value="151.649321468044" calcext:value-type="float">
            <text:p>152</text:p>
          </table:table-cell>
          <table:table-cell table:style-name="ce19" table:formula="of:=[.K$1]*[.K$2]^[.$A16]+[.$A16]*[.K$3]" office:value-type="float" office:value="5847.98170134701" calcext:value-type="float">
            <text:p>5848</text:p>
          </table:table-cell>
          <table:table-cell table:style-name="ce44" table:formula="of:=[.L$1]*[.L$2]^[.$A16]+[.$A16]*[.L$3]" office:value-type="float" office:value="4537.78779983521" calcext:value-type="float">
            <text:p>4538</text:p>
          </table:table-cell>
          <table:table-cell table:style-name="ce19" table:formula="of:=[.M$1]*[.M$2]^[.$A16]+[.$A16]*[.M$3]" office:value-type="float" office:value="74446.22807369" calcext:value-type="float">
            <text:p>74446</text:p>
          </table:table-cell>
          <table:table-cell table:style-name="ce19" table:formula="of:=[.N$1]*[.N$2]^[.$A16]+[.$A16]*[.N$3]" office:value-type="float" office:value="8246.33720832001" calcext:value-type="float">
            <text:p>8246</text:p>
          </table:table-cell>
          <table:table-cell table:style-name="ce44" table:formula="of:=[.O$1]*[.O$2]^[.$A16]+[.$A16]*[.O$3]" office:value-type="float" office:value="5312.73041118925" calcext:value-type="float">
            <text:p>5313</text:p>
          </table:table-cell>
          <table:table-cell table:style-name="ce19" table:number-columns-repeated="4"/>
          <table:table-cell table:style-name="ce44"/>
          <table:table-cell table:style-name="ce19" table:formula="of:=[.U$1]*[.U$2]^[.$A16]+[.$A16]*[.U$3]" office:value-type="float" office:value="156.579171875" calcext:value-type="float">
            <text:p>157</text:p>
          </table:table-cell>
          <table:table-cell table:style-name="ce19" table:formula="of:=[.V$1]*[.V$2]^[.$A16]+[.$A16]*[.V$3]" office:value-type="float" office:value="23269.4158809465" calcext:value-type="float">
            <text:p>23269</text:p>
          </table:table-cell>
          <table:table-cell table:style-name="ce37" table:formula="of:=[.W$1]*[.W$2]^[.$A16]+[.$A16]*[.W$3]" office:value-type="float" office:value="11872.132515602" calcext:value-type="float">
            <text:p>11872</text:p>
          </table:table-cell>
          <table:table-cell table:style-name="ce49" table:formula="of:=[.U16]/[.D16]" office:value-type="percentage" office:value="0.224273343494988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6]+[.$A16]*[.AA$3]" office:value-type="float" office:value="43126.2755691597" calcext:value-type="float">
            <text:p>43126</text:p>
          </table:table-cell>
          <table:table-cell table:style-name="ce67" table:formula="of:=[.AB$1]*[.AB$2]^[.$A16]+[.$A16]*[.AB$3]" office:value-type="float" office:value="25182.6143072961" calcext:value-type="float">
            <text:p>25183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6" table:formula="of:=[.B$1]*[.B$2]^[.$A17]+[.$A17]*[.B$3]" office:value-type="float" office:value="44.8118956542969" calcext:value-type="float">
            <text:p>45</text:p>
          </table:table-cell>
          <table:table-cell table:style-name="ce27" table:formula="of:=[.B17]*11" office:value-type="float" office:value="492.930852197266" calcext:value-type="float">
            <text:p>493</text:p>
          </table:table-cell>
          <table:table-cell table:style-name="ce19" table:formula="of:=[.D$1]*[.D$2]^[.$A17]+[.$A17]*[.D$3]" office:value-type="float" office:value="941.42708611244" calcext:value-type="float">
            <text:p>941</text:p>
          </table:table-cell>
          <table:table-cell table:style-name="ce30" table:formula="of:=[.D17]*1.1" office:value-type="float" office:value="1035.56979472368" calcext:value-type="float">
            <text:p>1036</text:p>
          </table:table-cell>
          <table:table-cell table:style-name="ce19" table:formula="of:=[.F$1]*[.F$2]^[.$A17]+[.$A17]*[.F$3]" office:value-type="float" office:value="46376.1035592876" calcext:value-type="float">
            <text:p>46376</text:p>
          </table:table-cell>
          <table:table-cell table:style-name="ce38" table:formula="of:=[.G$1]*[.G$2]^[.$A17]+[.$A17]*[.G$3]" office:value-type="float" office:value="41757.3429647251" calcext:value-type="float">
            <text:p>41757</text:p>
          </table:table-cell>
          <table:table-cell table:style-name="ce43" table:formula="of:=([.F17]+IF([.G17]&gt;0;[.G17];0))/[.D17]" office:value-type="float" office:value="93.616858728756" calcext:value-type="float">
            <text:p>94</text:p>
          </table:table-cell>
          <table:table-cell table:style-name="ce19" table:formula="of:=[.I$1]*[.I$2]^[.$A17]+[.$A17]*[.I$3]" office:value-type="float" office:value="72.8576471633829" calcext:value-type="float">
            <text:p>73</text:p>
          </table:table-cell>
          <table:table-cell table:style-name="ce30" table:formula="of:=[.I17]*2.5" office:value-type="float" office:value="182.144117908457" calcext:value-type="float">
            <text:p>182</text:p>
          </table:table-cell>
          <table:table-cell table:style-name="ce19" table:formula="of:=[.K$1]*[.K$2]^[.$A17]+[.$A17]*[.K$3]" office:value-type="float" office:value="10061.5688922899" calcext:value-type="float">
            <text:p>10062</text:p>
          </table:table-cell>
          <table:table-cell table:style-name="ce44" table:formula="of:=[.L$1]*[.L$2]^[.$A17]+[.$A17]*[.L$3]" office:value-type="float" office:value="8493.62864971161" calcext:value-type="float">
            <text:p>8494</text:p>
          </table:table-cell>
          <table:table-cell table:style-name="ce19" table:formula="of:=[.M$1]*[.M$2]^[.$A17]+[.$A17]*[.M$3]" office:value-type="float" office:value="119113.964917904" calcext:value-type="float">
            <text:p>119114</text:p>
          </table:table-cell>
          <table:table-cell table:style-name="ce19" table:formula="of:=[.N$1]*[.N$2]^[.$A17]+[.$A17]*[.N$3]" office:value-type="float" office:value="13194.139533312" calcext:value-type="float">
            <text:p>13194</text:p>
          </table:table-cell>
          <table:table-cell table:style-name="ce44" table:formula="of:=[.O$1]*[.O$2]^[.$A17]+[.$A17]*[.O$3]" office:value-type="float" office:value="9134.50517846226" calcext:value-type="float">
            <text:p>9135</text:p>
          </table:table-cell>
          <table:table-cell table:style-name="ce19" table:number-columns-repeated="4"/>
          <table:table-cell table:style-name="ce44"/>
          <table:table-cell table:style-name="ce19" table:formula="of:=[.U$1]*[.U$2]^[.$A17]+[.$A17]*[.U$3]" office:value-type="float" office:value="202.8687578125" calcext:value-type="float">
            <text:p>203</text:p>
          </table:table-cell>
          <table:table-cell table:style-name="ce19" table:formula="of:=[.V$1]*[.V$2]^[.$A17]+[.$A17]*[.V$3]" office:value-type="float" office:value="43205.9193797511" calcext:value-type="float">
            <text:p>43206</text:p>
          </table:table-cell>
          <table:table-cell table:style-name="ce37" table:formula="of:=[.W$1]*[.W$2]^[.$A17]+[.$A17]*[.W$3]" office:value-type="float" office:value="22869.0517796438" calcext:value-type="float">
            <text:p>22869</text:p>
          </table:table-cell>
          <table:table-cell table:style-name="ce49" table:formula="of:=[.U17]/[.D17]" office:value-type="percentage" office:value="0.215490674535649" calcext:value-type="percentage">
            <text:p>22%</text:p>
          </table:table-cell>
          <table:table-cell table:style-name="ce50"/>
          <table:table-cell table:style-name="ce65"/>
          <table:table-cell table:style-name="ce66" table:formula="of:=[.AA$1]*[.AA$2]^[.$A17]+[.$A17]*[.AA$3]" office:value-type="float" office:value="72114.6684675714" calcext:value-type="float">
            <text:p>72115</text:p>
          </table:table-cell>
          <table:table-cell table:style-name="ce67" table:formula="of:=[.AB$1]*[.AB$2]^[.$A17]+[.$A17]*[.AB$3]" office:value-type="float" office:value="48006.9671838626" calcext:value-type="float">
            <text:p>4800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6" table:formula="of:=[.B$1]*[.B$2]^[.$A18]+[.$A18]*[.B$3]" office:value-type="float" office:value="62.7178434814453" calcext:value-type="float">
            <text:p>63</text:p>
          </table:table-cell>
          <table:table-cell table:style-name="ce27" table:formula="of:=[.B18]*11" office:value-type="float" office:value="689.896278295899" calcext:value-type="float">
            <text:p>690</text:p>
          </table:table-cell>
          <table:table-cell table:style-name="ce19" table:formula="of:=[.D$1]*[.D$2]^[.$A18]+[.$A18]*[.D$3]" office:value-type="float" office:value="1277.19792055742" calcext:value-type="float">
            <text:p>1277</text:p>
          </table:table-cell>
          <table:table-cell table:style-name="ce30" table:formula="of:=[.D18]*1.1" office:value-type="float" office:value="1404.91771261316" calcext:value-type="float">
            <text:p>1405</text:p>
          </table:table-cell>
          <table:table-cell table:style-name="ce19" table:formula="of:=[.F$1]*[.F$2]^[.$A18]+[.$A18]*[.F$3]" office:value-type="float" office:value="88292.5967626464" calcext:value-type="float">
            <text:p>88293</text:p>
          </table:table-cell>
          <table:table-cell table:style-name="ce38" table:formula="of:=[.G$1]*[.G$2]^[.$A18]+[.$A18]*[.G$3]" office:value-type="float" office:value="82609.1922108613" calcext:value-type="float">
            <text:p>82609</text:p>
          </table:table-cell>
          <table:table-cell table:style-name="ce43" table:formula="of:=([.F18]+IF([.G18]&gt;0;[.G18];0))/[.D18]" office:value-type="float" office:value="133.809949282504" calcext:value-type="float">
            <text:p>134</text:p>
          </table:table-cell>
          <table:table-cell table:style-name="ce19" table:formula="of:=[.I$1]*[.I$2]^[.$A18]+[.$A18]*[.I$3]" office:value-type="float" office:value="87.8149413123978" calcext:value-type="float">
            <text:p>88</text:p>
          </table:table-cell>
          <table:table-cell table:style-name="ce30" table:formula="of:=[.I18]*2.5" office:value-type="float" office:value="219.537353280994" calcext:value-type="float">
            <text:p>220</text:p>
          </table:table-cell>
          <table:table-cell table:style-name="ce19" table:formula="of:=[.K$1]*[.K$2]^[.$A18]+[.$A18]*[.K$3]" office:value-type="float" office:value="17238.6671168929" calcext:value-type="float">
            <text:p>17239</text:p>
          </table:table-cell>
          <table:table-cell table:style-name="ce44" table:formula="of:=[.L$1]*[.L$2]^[.$A18]+[.$A18]*[.L$3]" office:value-type="float" office:value="15480.1001369953" calcext:value-type="float">
            <text:p>15480</text:p>
          </table:table-cell>
          <table:table-cell table:style-name="ce19" table:formula="of:=[.M$1]*[.M$2]^[.$A18]+[.$A18]*[.M$3]" office:value-type="float" office:value="190582.343868646" calcext:value-type="float">
            <text:p>190582</text:p>
          </table:table-cell>
          <table:table-cell table:style-name="ce19" table:formula="of:=[.N$1]*[.N$2]^[.$A18]+[.$A18]*[.N$3]" office:value-type="float" office:value="21110.6232532992" calcext:value-type="float">
            <text:p>21111</text:p>
          </table:table-cell>
          <table:table-cell table:style-name="ce44" table:formula="of:=[.O$1]*[.O$2]^[.$A18]+[.$A18]*[.O$3]" office:value-type="float" office:value="15483.9835444627" calcext:value-type="float">
            <text:p>15484</text:p>
          </table:table-cell>
          <table:table-cell table:style-name="ce19" table:number-columns-repeated="4"/>
          <table:table-cell table:style-name="ce44"/>
          <table:table-cell table:style-name="ce19" table:formula="of:=[.U$1]*[.U$2]^[.$A18]+[.$A18]*[.U$3]" office:value-type="float" office:value="268.30313671875" calcext:value-type="float">
            <text:p>268</text:p>
          </table:table-cell>
          <table:table-cell table:style-name="ce19" table:formula="of:=[.V$1]*[.V$2]^[.$A18]+[.$A18]*[.V$3]" office:value-type="float" office:value="80106.3008525395" calcext:value-type="float">
            <text:p>80106</text:p>
          </table:table-cell>
          <table:table-cell table:style-name="ce37" table:formula="of:=[.W$1]*[.W$2]^[.$A18]+[.$A18]*[.W$3]" office:value-type="float" office:value="43798.2983813232" calcext:value-type="float">
            <text:p>43798</text:p>
          </table:table-cell>
          <table:table-cell table:style-name="ce49" table:formula="of:=[.U18]/[.D18]" office:value-type="percentage" office:value="0.21007169867740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8]+[.$A18]*[.AA$3]" office:value-type="float" office:value="121254.936394871" calcext:value-type="float">
            <text:p>121255</text:p>
          </table:table-cell>
          <table:table-cell table:style-name="ce67" table:formula="of:=[.AB$1]*[.AB$2]^[.$A18]+[.$A18]*[.AB$3]" office:value-type="float" office:value="91391.237649339" calcext:value-type="float">
            <text:p>91391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6" table:formula="of:=[.B$1]*[.B$2]^[.$A19]+[.$A19]*[.B$3]" office:value-type="float" office:value="89.076765222168" calcext:value-type="float">
            <text:p>89</text:p>
          </table:table-cell>
          <table:table-cell table:style-name="ce27" table:formula="of:=[.B19]*11" office:value-type="float" office:value="979.844417443848" calcext:value-type="float">
            <text:p>980</text:p>
          </table:table-cell>
          <table:table-cell table:style-name="ce19" table:formula="of:=[.D$1]*[.D$2]^[.$A19]+[.$A19]*[.D$3]" office:value-type="float" office:value="1742.47708878038" calcext:value-type="float">
            <text:p>1742</text:p>
          </table:table-cell>
          <table:table-cell table:style-name="ce30" table:formula="of:=[.D19]*1.1" office:value-type="float" office:value="1916.72479765842" calcext:value-type="float">
            <text:p>1917</text:p>
          </table:table-cell>
          <table:table-cell table:style-name="ce19" table:formula="of:=[.F$1]*[.F$2]^[.$A19]+[.$A19]*[.F$3]" office:value-type="float" office:value="167951.933849028" calcext:value-type="float">
            <text:p>167952</text:p>
          </table:table-cell>
          <table:table-cell table:style-name="ce38" table:formula="of:=[.G$1]*[.G$2]^[.$A19]+[.$A19]*[.G$3]" office:value-type="float" office:value="162755.616733288" calcext:value-type="float">
            <text:p>162756</text:p>
          </table:table-cell>
          <table:table-cell table:style-name="ce43" table:formula="of:=([.F19]+IF([.G19]&gt;0;[.G19];0))/[.D19]" office:value-type="float" office:value="189.791620625434" calcext:value-type="float">
            <text:p>190</text:p>
          </table:table-cell>
          <table:table-cell table:style-name="ce19" table:formula="of:=[.I$1]*[.I$2]^[.$A19]+[.$A19]*[.I$3]" office:value-type="float" office:value="106.359423706117" calcext:value-type="float">
            <text:p>106</text:p>
          </table:table-cell>
          <table:table-cell table:style-name="ce30" table:formula="of:=[.I19]*2.5" office:value-type="float" office:value="265.898559265293" calcext:value-type="float">
            <text:p>266</text:p>
          </table:table-cell>
          <table:table-cell table:style-name="ce19" table:formula="of:=[.K$1]*[.K$2]^[.$A19]+[.$A19]*[.K$3]" office:value-type="float" office:value="29453.7340987178" calcext:value-type="float">
            <text:p>29454</text:p>
          </table:table-cell>
          <table:table-cell table:style-name="ce44" table:formula="of:=[.L$1]*[.L$2]^[.$A19]+[.$A19]*[.L$3]" office:value-type="float" office:value="27770.1752397418" calcext:value-type="float">
            <text:p>27770</text:p>
          </table:table-cell>
          <table:table-cell table:style-name="ce19" table:formula="of:=[.M$1]*[.M$2]^[.$A19]+[.$A19]*[.M$3]" office:value-type="float" office:value="304931.750189834" calcext:value-type="float">
            <text:p>304932</text:p>
          </table:table-cell>
          <table:table-cell table:style-name="ce19" table:formula="of:=[.N$1]*[.N$2]^[.$A19]+[.$A19]*[.N$3]" office:value-type="float" office:value="33776.9972052787" calcext:value-type="float">
            <text:p>33777</text:p>
          </table:table-cell>
          <table:table-cell table:style-name="ce44" table:formula="of:=[.O$1]*[.O$2]^[.$A19]+[.$A19]*[.O$3]" office:value-type="float" office:value="26004.1728483635" calcext:value-type="float">
            <text:p>26004</text:p>
          </table:table-cell>
          <table:table-cell table:style-name="ce19" table:number-columns-repeated="4"/>
          <table:table-cell table:style-name="ce44"/>
          <table:table-cell table:style-name="ce19" table:formula="of:=[.U$1]*[.U$2]^[.$A19]+[.$A19]*[.U$3]" office:value-type="float" office:value="362.454705078125" calcext:value-type="float">
            <text:p>362</text:p>
          </table:table-cell>
          <table:table-cell table:style-name="ce19" table:formula="of:=[.V$1]*[.V$2]^[.$A19]+[.$A19]*[.V$3]" office:value-type="float" office:value="148389.856577198" calcext:value-type="float">
            <text:p>148390</text:p>
          </table:table-cell>
          <table:table-cell table:style-name="ce37" table:formula="of:=[.W$1]*[.W$2]^[.$A19]+[.$A19]*[.W$3]" office:value-type="float" office:value="83598.9669245141" calcext:value-type="float">
            <text:p>83599</text:p>
          </table:table-cell>
          <table:table-cell table:style-name="ce49" table:formula="of:=[.U19]/[.D19]" office:value-type="percentage" office:value="0.208011174099178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19]+[.$A19]*[.AA$3]" office:value-type="float" office:value="204653.391871281" calcext:value-type="float">
            <text:p>204653</text:p>
          </table:table-cell>
          <table:table-cell table:style-name="ce67" table:formula="of:=[.AB$1]*[.AB$2]^[.$A19]+[.$A19]*[.AB$3]" office:value-type="float" office:value="173839.351533744" calcext:value-type="float">
            <text:p>17383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6" table:formula="of:=[.B$1]*[.B$2]^[.$A20]+[.$A20]*[.B$3]" office:value-type="float" office:value="128.115147833252" calcext:value-type="float">
            <text:p>128</text:p>
          </table:table-cell>
          <table:table-cell table:style-name="ce27" table:formula="of:=[.B20]*11" office:value-type="float" office:value="1409.26662616577" calcext:value-type="float">
            <text:p>1409</text:p>
          </table:table-cell>
          <table:table-cell table:style-name="ce19" table:formula="of:=[.D$1]*[.D$2]^[.$A20]+[.$A20]*[.D$3]" office:value-type="float" office:value="2389.06792429253" calcext:value-type="float">
            <text:p>2389</text:p>
          </table:table-cell>
          <table:table-cell table:style-name="ce30" table:formula="of:=[.D20]*1.1" office:value-type="float" office:value="2627.97471672179" calcext:value-type="float">
            <text:p>2628</text:p>
          </table:table-cell>
          <table:table-cell table:style-name="ce19" table:formula="of:=[.F$1]*[.F$2]^[.$A20]+[.$A20]*[.F$3]" office:value-type="float" office:value="319322.674313153" calcext:value-type="float">
            <text:p>319323</text:p>
          </table:table-cell>
          <table:table-cell table:style-name="ce38" table:formula="of:=[.G$1]*[.G$2]^[.$A20]+[.$A20]*[.G$3]" office:value-type="float" office:value="319919.408797245" calcext:value-type="float">
            <text:p>319919</text:p>
          </table:table-cell>
          <table:table-cell table:style-name="ce43" table:formula="of:=([.F20]+IF([.G20]&gt;0;[.G20];0))/[.D20]" office:value-type="float" office:value="267.569656187023" calcext:value-type="float">
            <text:p>268</text:p>
          </table:table-cell>
          <table:table-cell table:style-name="ce19" table:formula="of:=[.I$1]*[.I$2]^[.$A20]+[.$A20]*[.I$3]" office:value-type="float" office:value="129.567250817952" calcext:value-type="float">
            <text:p>130</text:p>
          </table:table-cell>
          <table:table-cell table:style-name="ce30" table:formula="of:=[.I20]*2.5" office:value-type="float" office:value="323.918127044881" calcext:value-type="float">
            <text:p>324</text:p>
          </table:table-cell>
          <table:table-cell table:style-name="ce19" table:formula="of:=[.K$1]*[.K$2]^[.$A20]+[.$A20]*[.K$3]" office:value-type="float" office:value="50233.3479678204" calcext:value-type="float">
            <text:p>50233</text:p>
          </table:table-cell>
          <table:table-cell table:style-name="ce44" table:formula="of:=[.L$1]*[.L$2]^[.$A20]+[.$A20]*[.L$3]" office:value-type="float" office:value="49341.5566695482" calcext:value-type="float">
            <text:p>49342</text:p>
          </table:table-cell>
          <table:table-cell table:style-name="ce19" table:formula="of:=[.M$1]*[.M$2]^[.$A20]+[.$A20]*[.M$3]" office:value-type="float" office:value="487890.800303735" calcext:value-type="float">
            <text:p>487891</text:p>
          </table:table-cell>
          <table:table-cell table:style-name="ce19" table:formula="of:=[.N$1]*[.N$2]^[.$A20]+[.$A20]*[.N$3]" office:value-type="float" office:value="54043.195528446" calcext:value-type="float">
            <text:p>54043</text:p>
          </table:table-cell>
          <table:table-cell table:style-name="ce44" table:formula="of:=[.O$1]*[.O$2]^[.$A20]+[.$A20]*[.O$3]" office:value-type="float" office:value="43406.0351997998" calcext:value-type="float">
            <text:p>43406</text:p>
          </table:table-cell>
          <table:table-cell table:style-name="ce19" table:number-columns-repeated="4"/>
          <table:table-cell table:style-name="ce44"/>
          <table:table-cell table:style-name="ce19" table:formula="of:=[.U$1]*[.U$2]^[.$A20]+[.$A20]*[.U$3]" office:value-type="float" office:value="499.682057617188" calcext:value-type="float">
            <text:p>500</text:p>
          </table:table-cell>
          <table:table-cell table:style-name="ce19" table:formula="of:=[.V$1]*[.V$2]^[.$A20]+[.$A20]*[.V$3]" office:value-type="float" office:value="274732.284667817" calcext:value-type="float">
            <text:p>274732</text:p>
          </table:table-cell>
          <table:table-cell table:style-name="ce37" table:formula="of:=[.W$1]*[.W$2]^[.$A20]+[.$A20]*[.W$3]" office:value-type="float" office:value="159255.337156577" calcext:value-type="float">
            <text:p>159255</text:p>
          </table:table-cell>
          <table:table-cell table:style-name="ce49" table:formula="of:=[.U20]/[.D20]" office:value-type="percentage" office:value="0.209153558396694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0]+[.$A20]*[.AA$3]" office:value-type="float" office:value="346290.766181178" calcext:value-type="float">
            <text:p>346291</text:p>
          </table:table-cell>
          <table:table-cell table:style-name="ce67" table:formula="of:=[.AB$1]*[.AB$2]^[.$A20]+[.$A20]*[.AB$3]" office:value-type="float" office:value="330508.767914114" calcext:value-type="float">
            <text:p>33050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6" table:formula="of:=[.B$1]*[.B$2]^[.$A21]+[.$A21]*[.B$3]" office:value-type="float" office:value="186.172721749878" calcext:value-type="float">
            <text:p>186</text:p>
          </table:table-cell>
          <table:table-cell table:style-name="ce27" table:formula="of:=[.B21]*11" office:value-type="float" office:value="2047.89993924866" calcext:value-type="float">
            <text:p>2048</text:p>
          </table:table-cell>
          <table:table-cell table:style-name="ce19" table:formula="of:=[.D$1]*[.D$2]^[.$A21]+[.$A21]*[.D$3]" office:value-type="float" office:value="3289.49509400955" calcext:value-type="float">
            <text:p>3289</text:p>
          </table:table-cell>
          <table:table-cell table:style-name="ce30" table:formula="of:=[.D21]*1.1" office:value-type="float" office:value="3618.4446034105" calcext:value-type="float">
            <text:p>3618</text:p>
          </table:table-cell>
          <table:table-cell table:style-name="ce19" table:formula="of:=[.F$1]*[.F$2]^[.$A21]+[.$A21]*[.F$3]" office:value-type="float" office:value="606945.081194992" calcext:value-type="float">
            <text:p>606945</text:p>
          </table:table-cell>
          <table:table-cell table:style-name="ce38" table:formula="of:=[.G$1]*[.G$2]^[.$A21]+[.$A21]*[.G$3]" office:value-type="float" office:value="628037.241242599" calcext:value-type="float">
            <text:p>628037</text:p>
          </table:table-cell>
          <table:table-cell table:style-name="ce43" table:formula="of:=([.F21]+IF([.G21]&gt;0;[.G21];0))/[.D21]" office:value-type="float" office:value="375.432182491045" calcext:value-type="float">
            <text:p>375</text:p>
          </table:table-cell>
          <table:table-cell table:style-name="ce19" table:formula="of:=[.I$1]*[.I$2]^[.$A21]+[.$A21]*[.I$3]" office:value-type="float" office:value="158.837426063338" calcext:value-type="float">
            <text:p>159</text:p>
          </table:table-cell>
          <table:table-cell table:style-name="ce30" table:formula="of:=[.I21]*2.5" office:value-type="float" office:value="397.093565158345" calcext:value-type="float">
            <text:p>397</text:p>
          </table:table-cell>
          <table:table-cell table:style-name="ce19" table:formula="of:=[.K$1]*[.K$2]^[.$A21]+[.$A21]*[.K$3]" office:value-type="float" office:value="85572.6915452946" calcext:value-type="float">
            <text:p>85573</text:p>
          </table:table-cell>
          <table:table-cell table:style-name="ce44" table:formula="of:=[.L$1]*[.L$2]^[.$A21]+[.$A21]*[.L$3]" office:value-type="float" office:value="87155.2241717093" calcext:value-type="float">
            <text:p>87155</text:p>
          </table:table-cell>
          <table:table-cell table:style-name="ce19" table:formula="of:=[.M$1]*[.M$2]^[.$A21]+[.$A21]*[.M$3]" office:value-type="float" office:value="780625.280485975" calcext:value-type="float">
            <text:p>780625</text:p>
          </table:table-cell>
          <table:table-cell table:style-name="ce19" table:formula="of:=[.N$1]*[.N$2]^[.$A21]+[.$A21]*[.N$3]" office:value-type="float" office:value="86469.1128455136" calcext:value-type="float">
            <text:p>86469</text:p>
          </table:table-cell>
          <table:table-cell table:style-name="ce44" table:formula="of:=[.O$1]*[.O$2]^[.$A21]+[.$A21]*[.O$3]" office:value-type="float" office:value="72162.6580796697" calcext:value-type="float">
            <text:p>72163</text:p>
          </table:table-cell>
          <table:table-cell table:style-name="ce19" table:number-columns-repeated="4"/>
          <table:table-cell table:style-name="ce44"/>
          <table:table-cell table:style-name="ce19" table:formula="of:=[.U$1]*[.U$2]^[.$A21]+[.$A21]*[.U$3]" office:value-type="float" office:value="701.523086425781" calcext:value-type="float">
            <text:p>702</text:p>
          </table:table-cell>
          <table:table-cell table:style-name="ce19" table:formula="of:=[.V$1]*[.V$2]^[.$A21]+[.$A21]*[.V$3]" office:value-type="float" office:value="508483.626635461" calcext:value-type="float">
            <text:p>508484</text:p>
          </table:table-cell>
          <table:table-cell table:style-name="ce37" table:formula="of:=[.W$1]*[.W$2]^[.$A21]+[.$A21]*[.W$3]" office:value-type="float" office:value="303037.540597496" calcext:value-type="float">
            <text:p>303038</text:p>
          </table:table-cell>
          <table:table-cell table:style-name="ce49" table:formula="of:=[.U21]/[.D21]" office:value-type="percentage" office:value="0.21326163024329" calcext:value-type="percentage">
            <text:p>21%</text:p>
          </table:table-cell>
          <table:table-cell table:style-name="ce50"/>
          <table:table-cell table:style-name="ce65"/>
          <table:table-cell table:style-name="ce66" table:formula="of:=[.AA$1]*[.AA$2]^[.$A21]+[.$A21]*[.AA$3]" office:value-type="float" office:value="586934.302508003" calcext:value-type="float">
            <text:p>586934</text:p>
          </table:table-cell>
          <table:table-cell table:style-name="ce67" table:formula="of:=[.AB$1]*[.AB$2]^[.$A21]+[.$A21]*[.AB$3]" office:value-type="float" office:value="628198.659036816" calcext:value-type="float">
            <text:p>628199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6" table:formula="of:=[.B$1]*[.B$2]^[.$A22]+[.$A22]*[.B$3]" office:value-type="float" office:value="272.759082624817" calcext:value-type="float">
            <text:p>273</text:p>
          </table:table-cell>
          <table:table-cell table:style-name="ce27" table:formula="of:=[.B22]*11" office:value-type="float" office:value="3000.34990887299" calcext:value-type="float">
            <text:p>3000</text:p>
          </table:table-cell>
          <table:table-cell table:style-name="ce19" table:formula="of:=[.D$1]*[.D$2]^[.$A22]+[.$A22]*[.D$3]" office:value-type="float" office:value="4545.29313161337" calcext:value-type="float">
            <text:p>4545</text:p>
          </table:table-cell>
          <table:table-cell table:style-name="ce30" table:formula="of:=[.D22]*1.1" office:value-type="float" office:value="4999.8224447747" calcext:value-type="float">
            <text:p>5000</text:p>
          </table:table-cell>
          <table:table-cell table:style-name="ce19" table:formula="of:=[.F$1]*[.F$2]^[.$A22]+[.$A22]*[.F$3]" office:value-type="float" office:value="1153445.65427048" calcext:value-type="float">
            <text:p>1153446</text:p>
          </table:table-cell>
          <table:table-cell table:style-name="ce38" table:formula="of:=[.G$1]*[.G$2]^[.$A22]+[.$A22]*[.G$3]" office:value-type="float" office:value="1232024.99283549" calcext:value-type="float">
            <text:p>1232025</text:p>
          </table:table-cell>
          <table:table-cell table:style-name="ce43" table:formula="of:=([.F22]+IF([.G22]&gt;0;[.G22];0))/[.D22]" office:value-type="float" office:value="524.822179347372" calcext:value-type="float">
            <text:p>525</text:p>
          </table:table-cell>
          <table:table-cell table:style-name="ce19" table:formula="of:=[.I$1]*[.I$2]^[.$A22]+[.$A22]*[.I$3]" office:value-type="float" office:value="195.988653882339" calcext:value-type="float">
            <text:p>196</text:p>
          </table:table-cell>
          <table:table-cell table:style-name="ce30" table:formula="of:=[.I22]*2.5" office:value-type="float" office:value="489.971634705848" calcext:value-type="float">
            <text:p>490</text:p>
          </table:table-cell>
          <table:table-cell table:style-name="ce19" table:formula="of:=[.K$1]*[.K$2]^[.$A22]+[.$A22]*[.K$3]" office:value-type="float" office:value="145663.575627001" calcext:value-type="float">
            <text:p>145664</text:p>
          </table:table-cell>
          <table:table-cell table:style-name="ce44" table:formula="of:=[.L$1]*[.L$2]^[.$A22]+[.$A22]*[.L$3]" office:value-type="float" office:value="153392.892300491" calcext:value-type="float">
            <text:p>153393</text:p>
          </table:table-cell>
          <table:table-cell table:style-name="ce19" table:formula="of:=[.M$1]*[.M$2]^[.$A22]+[.$A22]*[.M$3]" office:value-type="float" office:value="1249000.44877756" calcext:value-type="float">
            <text:p>1249000</text:p>
          </table:table-cell>
          <table:table-cell table:style-name="ce19" table:formula="of:=[.N$1]*[.N$2]^[.$A22]+[.$A22]*[.N$3]" office:value-type="float" office:value="138350.580552822" calcext:value-type="float">
            <text:p>138351</text:p>
          </table:table-cell>
          <table:table-cell table:style-name="ce44" table:formula="of:=[.O$1]*[.O$2]^[.$A22]+[.$A22]*[.O$3]" office:value-type="float" office:value="119654.635831455" calcext:value-type="float">
            <text:p>119655</text:p>
          </table:table-cell>
          <table:table-cell table:style-name="ce19" table:number-columns-repeated="4"/>
          <table:table-cell table:style-name="ce44"/>
          <table:table-cell table:style-name="ce19" table:formula="of:=[.U$1]*[.U$2]^[.$A22]+[.$A22]*[.U$3]" office:value-type="float" office:value="1000.28462963867" calcext:value-type="float">
            <text:p>1000</text:p>
          </table:table-cell>
          <table:table-cell table:style-name="ce19" table:formula="of:=[.V$1]*[.V$2]^[.$A22]+[.$A22]*[.V$3]" office:value-type="float" office:value="940941.459275603" calcext:value-type="float">
            <text:p>940941</text:p>
          </table:table-cell>
          <table:table-cell table:style-name="ce37" table:formula="of:=[.W$1]*[.W$2]^[.$A22]+[.$A22]*[.W$3]" office:value-type="float" office:value="576258.827135242" calcext:value-type="float">
            <text:p>576259</text:p>
          </table:table-cell>
          <table:table-cell table:style-name="ce49" table:formula="of:=[.U22]/[.D22]" office:value-type="percentage" office:value="0.220070433451586" calcext:value-type="percentage">
            <text:p>22%</text:p>
          </table:table-cell>
          <table:table-cell table:style-name="ce51"/>
          <table:table-cell table:style-name="ce65"/>
          <table:table-cell table:style-name="ce66" table:formula="of:=[.AA$1]*[.AA$2]^[.$A22]+[.$A22]*[.AA$3]" office:value-type="float" office:value="995888.314263606" calcext:value-type="float">
            <text:p>995888</text:p>
          </table:table-cell>
          <table:table-cell table:style-name="ce67" table:formula="of:=[.AB$1]*[.AB$2]^[.$A22]+[.$A22]*[.AB$3]" office:value-type="float" office:value="1193827.45216995" calcext:value-type="float">
            <text:p>1193827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52" table:number-columns-repeated="988"/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style-name="ce1"/>
          <table:table-cell table:style-name="ce7"/>
          <table:table-cell table:style-name="ce9"/>
          <table:table-cell table:style-name="ce1"/>
          <table:table-cell table:style-name="ce10"/>
          <table:table-cell table:style-name="ce2"/>
          <table:table-cell table:number-columns-repeated="4"/>
          <table:table-cell table:style-name="ce7" table:number-columns-repeated="4"/>
          <table:table-cell table:style-name="ce12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988"/>
        </table:table-row>
        <table:table-row table:style-name="ro1" table:number-rows-repeated="4">
          <table:table-cell table:number-columns-repeated="3"/>
          <table:table-cell table:style-name="ce1"/>
          <table:table-cell table:style-name="ce6"/>
          <table:table-cell table:style-name="ce1"/>
          <table:table-cell table:style-name="ce7"/>
          <table:table-cell table:style-name="ce9"/>
          <table:table-cell table:style-name="ce1"/>
          <table:table-cell table:number-columns-repeated="6"/>
          <table:table-cell table:style-name="ce1" table:number-columns-repeated="4"/>
          <table:table-cell table:style-name="ce12"/>
          <table:table-cell table:number-columns-repeated="1004"/>
        </table:table-row>
        <table:table-row table:style-name="ro1" table:number-rows-repeated="11">
          <table:table-cell table:number-columns-repeated="3"/>
          <table:table-cell table:style-name="ce1"/>
          <table:table-cell table:style-name="ce6"/>
          <table:table-cell table:style-name="ce1"/>
          <table:table-cell table:style-name="ce7"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uildings.AL7:buildings.AMJ14 buildings.AK15:buildings.AMJ22 buildings.D11:buildings.W22 buildings.D7:buildings.V22 buildings.A7:buildings.A22">
            <calcext:condition calcext:apply-style-name="Negative" calcext:value="&lt;0" calcext:base-cell-address="buildings.A7"/>
          </calcext:conditional-format>
          <calcext:conditional-format calcext:target-range-address="buildings.W7:buildings.W10">
            <calcext:condition calcext:apply-style-name="Negative" calcext:value="&lt;0" calcext:base-cell-address="buildings.W7"/>
          </calcext:conditional-format>
          <calcext:conditional-format calcext:target-range-address="buildings.Y7:buildings.Z22">
            <calcext:condition calcext:apply-style-name="Negative" calcext:value="&lt;0" calcext:base-cell-address="buildings.Y7"/>
          </calcext:conditional-format>
          <calcext:conditional-format calcext:target-range-address="buildings.AA7:buildings.AB22">
            <calcext:condition calcext:apply-style-name="Negative" calcext:value="&lt;0" calcext:base-cell-address="buildings.AA7"/>
          </calcext:conditional-format>
          <calcext:conditional-format calcext:target-range-address="buildings.AC7:buildings.AD22">
            <calcext:condition calcext:apply-style-name="Negative" calcext:value="&lt;0" calcext:base-cell-address="buildings.AC7"/>
          </calcext:conditional-format>
          <calcext:conditional-format calcext:target-range-address="buildings.AE7:buildings.AF22">
            <calcext:condition calcext:apply-style-name="Negative" calcext:value="&lt;0" calcext:base-cell-address="buildings.AE7"/>
          </calcext:conditional-format>
          <calcext:conditional-format calcext:target-range-address="buildings.AG7:buildings.AH22">
            <calcext:condition calcext:apply-style-name="Negative" calcext:value="&lt;0" calcext:base-cell-address="buildings.AG7"/>
          </calcext:conditional-format>
          <calcext:conditional-format calcext:target-range-address="buildings.AI7:buildings.AI22">
            <calcext:condition calcext:apply-style-name="Negative" calcext:value="&lt;0" calcext:base-cell-address="buildings.AI7"/>
          </calcext:conditional-format>
          <calcext:conditional-format calcext:target-range-address="buildings.AJ7:buildings.AJ22">
            <calcext:condition calcext:apply-style-name="Negative" calcext:value="&lt;0" calcext:base-cell-address="buildings.AJ7"/>
          </calcext:conditional-format>
          <calcext:conditional-format calcext:target-range-address="buildings.AK7:buildings.AK14">
            <calcext:condition calcext:apply-style-name="Negative" calcext:value="&lt;0" calcext:base-cell-address="buildings.AK7"/>
          </calcext:conditional-format>
          <calcext:conditional-format calcext:target-range-address="buildings.B7:buildings.B22">
            <calcext:condition calcext:apply-style-name="Negative" calcext:value="&lt;0" calcext:base-cell-address="buildings.B7"/>
          </calcext:conditional-format>
          <calcext:conditional-format calcext:target-range-address="buildings.C7:buildings.C22">
            <calcext:condition calcext:apply-style-name="Negative" calcext:value="&lt;0" calcext:base-cell-address="buildings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loext:vertical-justify="auto"/>
      <style:paragraph-properties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egative" style:family="table-cell" style:parent-style-name="Default">
      <style:table-cell-properties fo:border="none" loext:vertical-justify="auto"/>
      <style:paragraph-properties css3t:text-justify="auto"/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7:00:43.8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ří Zbytovský</meta:initial-creator>
    <meta:creation-date>2019-02-18T18:33:12.026000000</meta:creation-date>
    <dc:date>2019-02-28T17:24:42.821000000</dc:date>
    <dc:creator>Jiří Zbytovský</dc:creator>
    <meta:editing-duration>PT21H13M41S</meta:editing-duration>
    <meta:editing-cycles>57</meta:editing-cycles>
    <meta:generator>LibreOffice/6.0.2.1$Windows_X86_64 LibreOffice_project/f7f06a8f319e4b62f9bc5095aa112a65d2f3ac89</meta:generator>
    <meta:document-statistic meta:table-count="1" meta:cell-count="5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10" chart:maximum="1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87cm" svg:height="9.438cm" xlink:href=".." xlink:type="simple" chart:class="chart:scatter" chart:style-name="ch1">
        <chart:title svg:x="3.434cm" svg:y="0.324cm" chart:style-name="ch2">
          <text:p>sur = sur(lvl) @ radnice costs vs sklad capacity</text:p>
        </chart:title>
        <chart:legend chart:legend-position="end" svg:x="14.244cm" svg:y="4.171cm" style:legend-expansion="high" chart:style-name="ch3"/>
        <chart:plot-area chart:style-name="ch4" table:cell-range-address="buildings.A7:buildings.A22 buildings.F6:buildings.F22 buildings.M6:buildings.M22" chart:data-source-has-labels="row" svg:x="0.277cm" svg:y="1.289cm" svg:width="13.58cm" svg:height="7.958cm">
          <chartooo:coordinate-region svg:x="2.01cm" svg:y="1.489cm" svg:width="11.661cm" svg:height="7.11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uildings.F7:buildings.F22" chart:label-cell-address="buildings.F6:buildings.F6" chart:class="chart:scatter">
            <chart:domain table:cell-range-address="buildings.A7:buildings.A22"/>
            <chart:data-point chart:repeated="16"/>
          </chart:series>
          <chart:series chart:style-name="ch9" chart:values-cell-range-address="buildings.M7:buildings.M22" chart:label-cell-address="buildings.M6:buildings.M6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dnice D</text:p>
                <draw:g>
                  <svg:desc>buildings.F6:buildings.F6</svg:desc>
                </draw:g>
              </table:table-cell>
              <table:table-cell office:value-type="string">
                <text:p>capacity</text:p>
                <draw:g>
                  <svg:desc>buildings.M6:buildings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uildings.A7:buildings.A22</svg:desc>
                </draw:g>
              </table:table-cell>
              <table:table-cell office:value-type="float" office:value="56">
                <text:p>56</text:p>
                <draw:g>
                  <svg:desc>buildings.F7:buildings.F22</svg:desc>
                </draw:g>
              </table:table-cell>
              <table:table-cell office:value-type="float" office:value="1083.3352">
                <text:p>1083.3352</text:p>
                <draw:g>
                  <svg:desc>buildings.M7:buildings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4.4">
                <text:p>104.4</text:p>
              </table:table-cell>
              <table:table-cell office:value-type="float" office:value="1733.33632">
                <text:p>1733.33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4.36">
                <text:p>214.36</text:p>
              </table:table-cell>
              <table:table-cell office:value-type="float" office:value="2773.338112">
                <text:p>2773.338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1.284">
                <text:p>441.284</text:p>
              </table:table-cell>
              <table:table-cell office:value-type="float" office:value="4437.3409792">
                <text:p>4437.3409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0.4396">
                <text:p>890.4396</text:p>
              </table:table-cell>
              <table:table-cell office:value-type="float" office:value="7099.74556672">
                <text:p>7099.74556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61.83524">
                <text:p>1761.83524</text:p>
              </table:table-cell>
              <table:table-cell office:value-type="float" office:value="11359.592906752">
                <text:p>11359.592906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35.486956">
                <text:p>3435.486956</text:p>
              </table:table-cell>
              <table:table-cell office:value-type="float" office:value="18175.3486508032">
                <text:p>18175.3486508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33.4252164">
                <text:p>6633.4252164</text:p>
              </table:table-cell>
              <table:table-cell office:value-type="float" office:value="29080.5578412851">
                <text:p>29080.5578412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727.50791116">
                <text:p>12727.50791116</text:p>
              </table:table-cell>
              <table:table-cell office:value-type="float" office:value="46528.8925460562">
                <text:p>46528.8925460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324.265031204">
                <text:p>24324.265031204</text:p>
              </table:table-cell>
              <table:table-cell office:value-type="float" office:value="74446.22807369">
                <text:p>74446.22807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6376.1035592876">
                <text:p>46376.1035592876</text:p>
              </table:table-cell>
              <table:table-cell office:value-type="float" office:value="119113.964917904">
                <text:p>119113.964917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8292.5967626464">
                <text:p>88292.5967626464</text:p>
              </table:table-cell>
              <table:table-cell office:value-type="float" office:value="190582.343868646">
                <text:p>190582.343868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7951.933849028">
                <text:p>167951.933849028</text:p>
              </table:table-cell>
              <table:table-cell office:value-type="float" office:value="304931.750189834">
                <text:p>304931.750189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19322.674313153">
                <text:p>319322.674313153</text:p>
              </table:table-cell>
              <table:table-cell office:value-type="float" office:value="487890.800303735">
                <text:p>487890.800303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6945.081194992">
                <text:p>606945.081194992</text:p>
              </table:table-cell>
              <table:table-cell office:value-type="float" office:value="780625.280485975">
                <text:p>780625.280485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53445.65427048">
                <text:p>1153445.65427048</text:p>
              </table:table-cell>
              <table:table-cell office:value-type="float" office:value="1249000.44877756">
                <text:p>1249000.44877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